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588cm"/>
    </style:style>
    <style:style style:name="Table1.C" style:family="table-column">
      <style:table-column-properties style:column-width="6.816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277b30"/>
    </style:style>
    <style:style style:name="P13" style:family="paragraph" style:parent-style-name="Table_20_Contents">
      <style:text-properties officeooo:paragraph-rsid="04926971"/>
    </style:style>
    <style:style style:name="P14" style:family="paragraph" style:parent-style-name="Table_20_Contents">
      <style:text-properties officeooo:paragraph-rsid="06387b92"/>
    </style:style>
    <style:style style:name="P15" style:family="paragraph" style:parent-style-name="Table_20_Contents">
      <style:text-properties officeooo:paragraph-rsid="05cb62a7"/>
    </style:style>
    <style:style style:name="P16" style:family="paragraph" style:parent-style-name="Table_20_Contents">
      <style:text-properties officeooo:paragraph-rsid="05fe08c8"/>
    </style:style>
    <style:style style:name="P17" style:family="paragraph" style:parent-style-name="Table_20_Contents">
      <style:text-properties officeooo:paragraph-rsid="05f7ea6a"/>
    </style:style>
    <style:style style:name="P18" style:family="paragraph" style:parent-style-name="Table_20_Contents">
      <style:text-properties officeooo:paragraph-rsid="05f98e5e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text-properties officeooo:paragraph-rsid="036da280"/>
    </style:style>
    <style:style style:name="P24" style:family="paragraph" style:parent-style-name="Table_20_Contents">
      <style:text-properties officeooo:paragraph-rsid="05b297ab"/>
    </style:style>
    <style:style style:name="P25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6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officeooo:paragraph-rsid="05ba9cbc"/>
    </style:style>
    <style:style style:name="P28" style:family="paragraph" style:parent-style-name="Table_20_Contents">
      <style:text-properties officeooo:paragraph-rsid="0378741f"/>
    </style:style>
    <style:style style:name="P29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229a49"/>
    </style:style>
    <style:style style:name="P31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6717c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officeooo:paragraph-rsid="0453bfb4"/>
    </style:style>
    <style:style style:name="P39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1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5d57337"/>
    </style:style>
    <style:style style:name="P48" style:family="paragraph" style:parent-style-name="Table_20_Contents">
      <style:text-properties officeooo:paragraph-rsid="0294e861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1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2" style:family="paragraph" style:parent-style-name="Table_20_Contents">
      <style:text-properties officeooo:paragraph-rsid="02b867ce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6" style:family="paragraph" style:parent-style-name="Table_20_Contents">
      <style:text-properties officeooo:paragraph-rsid="015fc100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8" style:family="paragraph" style:parent-style-name="Table_20_Contents">
      <style:text-properties officeooo:paragraph-rsid="02ae0b54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officeooo:paragraph-rsid="0648edb6"/>
    </style:style>
    <style:style style:name="P63" style:family="paragraph" style:parent-style-name="Table_20_Contents">
      <style:text-properties officeooo:paragraph-rsid="06615518"/>
    </style:style>
    <style:style style:name="P64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69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1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2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3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7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8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officeooo:rsid="02646e91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60ef55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61ff4be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6295f8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style:font-name-complex="Courier New"/>
    </style:style>
    <style:style style:name="T65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6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officeooo:rsid="0277dedb"/>
    </style:style>
    <style:style style:name="T9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style:font-name="Courier New" officeooo:rsid="052883ca"/>
    </style:style>
    <style:style style:name="T95" style:family="text">
      <style:text-properties style:font-name="Courier New" officeooo:rsid="04dc5c57"/>
    </style:style>
    <style:style style:name="T96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97" style:family="text">
      <style:text-properties style:font-name="Courier New" officeooo:rsid="06717cff"/>
    </style:style>
    <style:style style:name="T98" style:family="text">
      <style:text-properties officeooo:rsid="023d069c"/>
    </style:style>
    <style:style style:name="T99" style:family="text">
      <style:text-properties officeooo:rsid="021570c6"/>
    </style:style>
    <style:style style:name="T100" style:family="text">
      <style:text-properties officeooo:rsid="02984091"/>
    </style:style>
    <style:style style:name="T101" style:family="text">
      <style:text-properties officeooo:rsid="0298730b"/>
    </style:style>
    <style:style style:name="T10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6" style:family="text">
      <style:text-properties fo:font-style="normal" officeooo:rsid="023ec219" style:font-style-asian="normal" style:font-style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officeooo:rsid="0213f657"/>
    </style:style>
    <style:style style:name="T10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4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officeooo:rsid="02b867ce"/>
    </style:style>
    <style:style style:name="T166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8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1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3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officeooo:rsid="04144748"/>
    </style:style>
    <style:style style:name="T216" style:family="text">
      <style:text-properties officeooo:rsid="0478c748"/>
    </style:style>
    <style:style style:name="T217" style:family="text">
      <style:text-properties fo:font-style="italic" officeooo:rsid="040de640" style:font-style-asian="italic" style:font-style-complex="italic"/>
    </style:style>
    <style:style style:name="T218" style:family="text">
      <style:text-properties fo:font-style="italic" officeooo:rsid="0478c748" style:font-style-asian="italic" style:font-style-complex="italic"/>
    </style:style>
    <style:style style:name="T219" style:family="text">
      <style:text-properties fo:font-style="italic" officeooo:rsid="04125c48" style:font-style-asian="italic" style:font-style-complex="italic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182c7" style:font-style-asian="italic" style:font-style-complex="italic"/>
    </style:style>
    <style:style style:name="T223" style:family="text">
      <style:text-properties officeooo:rsid="051a58c7"/>
    </style:style>
    <style:style style:name="T224" style:family="text">
      <style:text-properties officeooo:rsid="0424aa9b"/>
    </style:style>
    <style:style style:name="T225" style:family="text">
      <style:text-properties style:font-name="Courier New" fo:font-size="10pt" officeooo:rsid="040de640" style:font-size-asian="10pt" style:font-size-complex="10pt"/>
    </style:style>
    <style:style style:name="T226" style:family="text">
      <style:text-properties style:font-name="Courier New" fo:font-size="10pt" officeooo:rsid="051a58c7" style:font-size-asian="10pt" style:font-size-complex="10pt"/>
    </style:style>
    <style:style style:name="T227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8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9" style:family="text">
      <style:text-properties officeooo:rsid="048a07de"/>
    </style:style>
    <style:style style:name="T230" style:family="text">
      <style:text-properties style:font-name="Courier New" officeooo:rsid="040de640"/>
    </style:style>
    <style:style style:name="T231" style:family="text">
      <style:text-properties officeooo:rsid="04546f38"/>
    </style:style>
    <style:style style:name="T23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33" style:family="text">
      <style:text-properties fo:language="zxx" fo:country="none" style:language-asian="zxx" style:country-asian="none" style:language-complex="zxx" style:country-complex="none"/>
    </style:style>
    <style:style style:name="T234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5" style:family="text">
      <style:text-properties officeooo:rsid="03f9c86c"/>
    </style:style>
    <style:style style:name="T236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8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9"/></text:span></text:p>
            <text:p text:style-name="P4"><text:span text:style-name="Source_20_Text"><text:span text:style-name="T9">constant(value);</text:span></text:span></text:p>
            <text:p text:style-name="P4"><text:span text:style-name="Source_20_Text"><text:span text:style-name="T10">identity(value);</text:span></text:span></text:p>
            <text:p text:style-name="P4"><text:span text:style-name="Source_20_Text"><text:span text:style-name="T9">noop();</text:span></text:span></text:p>
            <text:p text:style-name="P4"><text:span text:style-name="Source_20_Text"><text:span text:style-name="T9">T();</text:span></text:span></text:p>
            <text:p text:style-name="P4"><text:span text:style-name="Source_20_Text"><text:span text:style-name="T11">F();</text:span></text:span></text:p>
            <text:p text:style-name="P4"><text:span text:style-name="Source_20_Text"><text:span text:style-name="T11"/></text:span></text:p>
          </table:table-cell>
          <table:table-cell table:style-name="Table1.B2" office:value-type="string">
            <text:p text:style-name="P5"><text:span text:style-name="Source_20_Text"><text:span text:style-name="T9"/></text:span></text:p>
            <text:p text:style-name="P5"><text:span text:style-name="Source_20_Text"><text:span text:style-name="T9">asyncConstant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Identity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Noop();</text:span></text:span></text:p>
            <text:p text:style-name="P5"><text:span text:style-name="Source_20_Text"><text:span text:style-name="T9">async</text:span></text:span><text:span text:style-name="Source_20_Text"><text:span text:style-name="T14">T</text:span></text:span><text:span text:style-name="Source_20_Text"><text:span text:style-name="T9">();</text:span></text:span></text:p>
            <text:p text:style-name="P5"><text:span text:style-name="Source_20_Text"><text:span text:style-name="T9">async</text:span></text:span><text:span text:style-name="Source_20_Text"><text:span text:style-name="T14">F</text:span></text:span><text:span text:style-name="Source_20_Text"><text:span text:style-name="T9">();</text:span></text:span></text:p>
          </table:table-cell>
          <table:table-cell table:style-name="Table1.C2" office:value-type="string">
            <text:p text:style-name="P5"><text:span text:style-name="Source_20_Text"><text:span text:style-name="T12"/></text:span></text:p>
            <text:p text:style-name="P5"><text:span text:style-name="Source_20_Text"><text:span text:style-name="T12">eq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9">qsa(selector[,context]);</text:span></text:span></text:p>
            <text:p text:style-name="P6"><text:span text:style-name="Source_20_Text"><text:span text:style-name="T9">qs(selector[,context]);</text:span></text:span></text:p>
            <text:p text:style-name="P6"><text:span text:style-name="Source_20_Text"><text:span text:style-name="T9">domReady(c</text:span></text:span><text:span text:style-name="Source_20_Text"><text:span text:style-name="T15">allback</text:span></text:span><text:span text:style-name="Source_20_Text"><text:span text:style-name="T9">);</text:span></text:span></text:p>
            <text:p text:style-name="P6"><text:span text:style-name="Source_20_Text"><text:span text:style-name="T16">domClear(e</text:span></text:span><text:span text:style-name="Source_20_Text"><text:span text:style-name="T17">lement</text:span></text:span><text:span text:style-name="Source_20_Text"><text:span text:style-name="T16">);</text:span></text:span></text:p>
            <text:p text:style-name="P6"><text:span text:style-name="Source_20_Text"><text:span text:style-name="T9">domCreate(type[,properties[,innerHTML]]);</text:span></text:span></text:p>
            <text:p text:style-name="P6"><text:span text:style-name="Source_20_Text"><text:span text:style-name="T9">domCreate(</text:span></text:span><text:bookmark text:name="result_box Copy 1"/><text:span text:style-name="Source_20_Text"><text:span text:style-name="T9">element descriptive object);</text:span></text:span></text:p>
            <text:p text:style-name="P6"><text:span text:style-name="Source_20_Text"><text:span text:style-name="T9">domToElement(</text:span></text:span><text:bookmark text:name="result_box1 Copy 1"/><text:span text:style-name="Source_20_Text"><text:span text:style-name="T9">htmlString);</text:span></text:span></text:p>
            <text:p text:style-name="P6"><text:span text:style-name="Source_20_Text"><text:span text:style-name="T9">domGetCSS(element</text:span></text:span><text:span text:style-name="Source_20_Text"><text:span text:style-name="T18">[</text:span></text:span><text:span text:style-name="Source_20_Text"><text:span text:style-name="T9">,property</text:span></text:span><text:span text:style-name="Source_20_Text"><text:span text:style-name="T19">]</text:span></text:span><text:span text:style-name="Source_20_Text"><text:span text:style-name="T9">);</text:span></text:span></text:p>
            <text:p text:style-name="P6"><text:span text:style-name="Source_20_Text"><text:span text:style-name="T9">domSetCSS(element,property,value);</text:span></text:span></text:p>
            <text:p text:style-name="P6"><text:span text:style-name="Source_20_Text"><text:span text:style-name="T9">domSetCSS(element,properties);</text:span></text:span></text:p>
            <text:p text:style-name="P6"><text:span text:style-name="Source_20_Text"><text:span text:style-name="T9">domFadeIn(element[,duration[,display]]);</text:span></text:span></text:p>
            <text:p text:style-name="P6"><text:span text:style-name="Source_20_Text"><text:span text:style-name="T9">domFadeOut(element[,duration]); </text:span></text:span></text:p>
            <text:p text:style-name="P6"><text:span text:style-name="Source_20_Text"><text:span text:style-name="T9">domFadeToggle(elem</text:span></text:span><text:span text:style-name="Source_20_Text"><text:span text:style-name="T20">ent</text:span></text:span><text:span text:style-name="Source_20_Text"><text:span text:style-name="T9">[,duration[,display]]);</text:span></text:span></text:p>
            <text:p text:style-name="P6"><text:span text:style-name="Source_20_Text"><text:span text:style-name="T9">domShow(element[,display]);</text:span></text:span></text:p>
            <text:p text:style-name="P6"><text:span text:style-name="Source_20_Text"><text:span text:style-name="T9">domHide(e</text:span></text:span><text:span text:style-name="Source_20_Text"><text:span text:style-name="T21">le</text:span></text:span><text:span text:style-name="Source_20_Text"><text:span text:style-name="T22">ment</text:span></text:span><text:span text:style-name="Source_20_Text"><text:span text:style-name="T9">);</text:span></text:span></text:p>
            <text:p text:style-name="P6"><text:span text:style-name="Source_20_Text"><text:span text:style-name="T9">domToggle(element[,display]);</text:span></text:span></text:p>
            <text:p text:style-name="P6"><text:span text:style-name="Source_20_Text"><text:span text:style-name="T9">domIsHidden(element);</text:span></text:span></text:p>
            <text:p text:style-name="P7"><text:span text:style-name="Source_20_Text"><text:span text:style-name="T23">domScrollToTop();</text:span></text:span></text:p>
            <text:p text:style-name="P7"><text:span text:style-name="Source_20_Text"><text:span text:style-name="T24">domScrollToBottom();</text:span></text:span></text:p>
            <text:p text:style-name="P6"><text:span text:style-name="Source_20_Text"><text:span text:style-name="T9">domScrollToElement(element[,top=true]);<text:line-break/>domSiblings(element);</text:span></text:span></text:p>
            <text:p text:style-name="P6"><text:span text:style-name="Source_20_Text"><text:span text:style-name="T9">domSiblingsPrev(element);</text:span></text:span></text:p>
            <text:p text:style-name="P6"><text:span text:style-name="Source_20_Text"><text:span text:style-name="T9">domSiblings</text:span></text:span><text:span text:style-name="Source_20_Text"><text:span text:style-name="T25">Left</text:span></text:span><text:span text:style-name="Source_20_Text"><text:span text:style-name="T9">(element);</text:span></text:span></text:p>
            <text:p text:style-name="P8"><text:span text:style-name="Source_20_Text"><text:span text:style-name="T9">domSiblingsNext(element);</text:span></text:span></text:p>
            <text:p text:style-name="P8"><text:span text:style-name="Source_20_Text"><text:span text:style-name="T9">domSiblings</text:span></text:span><text:span text:style-name="Source_20_Text"><text:span text:style-name="T25">Right</text:span></text:span><text:span text:style-name="Source_20_Text"><text:span text:style-name="T9">(element);</text:span></text:span></text:p>
            <text:p text:style-name="P6"><text:span text:style-name="Source_20_Text"><text:span text:style-name="T26">domGetC</text:span></text:span><text:span text:style-name="Source_20_Text"><text:span text:style-name="T27">SS</text:span></text:span><text:span text:style-name="Source_20_Text"><text:span text:style-name="T26">Var(name);</text:span></text:span></text:p>
            <text:p text:style-name="P6"><text:span text:style-name="Source_20_Text"><text:span text:style-name="T9">domSetC</text:span></text:span><text:span text:style-name="Source_20_Text"><text:span text:style-name="T27">SS</text:span></text:span><text:span text:style-name="Source_20_Text"><text:span text:style-name="T9">Var(</text:span></text:span><text:span text:style-name="Source_20_Text"><text:span text:style-name="T26">n</text:span></text:span><text:span text:style-name="Source_20_Text"><text:span text:style-name="T9">a</text:span></text:span><text:span text:style-name="Source_20_Text"><text:span text:style-name="T26">me</text:span></text:span><text:span text:style-name="Source_20_Text"><text:span text:style-name="T9">,</text:span></text:span><text:span text:style-name="Source_20_Text"><text:span text:style-name="T26">v</text:span></text:span><text:span text:style-name="Source_20_Text"><text:span text:style-name="T9">a</text:span></text:span><text:span text:style-name="Source_20_Text"><text:span text:style-name="T26">lue</text:span></text:span><text:span text:style-name="Source_20_Text"><text:span text:style-name="T9">);</text:span></text:span></text:p>
            <text:p text:style-name="P6"><text:span text:style-name="Source_20_Text"><text:span text:style-name="T9">importScript(script1[,scriptN]);</text:span></text:span></text:p>
            <text:p text:style-name="P6"><text:span text:style-name="Source_20_Text"><text:span text:style-name="T9">importStyle(style1[,styleN]);</text:span></text:span></text:p>
            <text:p text:style-name="P9"><text:span text:style-name="Source_20_Text"><text:span text:style-name="T9">setFullscreenOn(selector</text:span></text:span><text:span text:style-name="Source_20_Text"><text:span text:style-name="T28">);</text:span></text:span></text:p>
            <text:p text:style-name="P9"><text:span text:style-name="Source_20_Text"><text:span text:style-name="T9">setFullscreenOn(element);</text:span></text:span></text:p>
            <text:p text:style-name="P6"><text:span text:style-name="Source_20_Text"><text:span text:style-name="T9">setFullscreenOff();</text:span></text:span></text:p>
            <text:p text:style-name="P10"><text:span text:style-name="Source_20_Text"><text:span text:style-name="T9">getFullscreen();<text:line-break/>form2array(form);</text:span></text:span></text:p>
            <text:p text:style-name="P10"><text:span text:style-name="Source_20_Text"><text:span text:style-name="T9">form2string(form);</text:span></text:span></text:p>
            <text:p text:style-name="P6"><text:span text:style-name="Source_20_Text"><text:span text:style-name="T9">getDoNotTrack();</text:span></text:span></text:p>
            <text:p text:style-name="P10"><text:span text:style-name="Source_20_Text"><text:span text:style-name="T9">getLocation(success[,error]);</text:span></text:span></text:p>
            <text:p text:style-name="P10"><text:span text:style-name="Source_20_Text"><text:span text:style-name="T9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><text:span text:style-name="Source_20_Text"><text:span text:style-name="T29"/></text:span></text:p>
            <text:p text:style-name="P11"><text:span text:style-name="Source_20_Text"><text:span text:style-name="T29">R</text:span></text:span><text:span text:style-name="Source_20_Text"><text:span text:style-name="T9">andomBoolean</text:span></text:span><text:span text:style-name="Source_20_Text"><text:span text:style-name="T11">();</text:span></text:span></text:p>
            <text:p text:style-name="P11"><text:span text:style-name="Source_20_Text"><text:span text:style-name="T11"/></text:span></text:p>
            <text:p text:style-name="P11"><text:span text:style-name="Source_20_Text"><text:span text:style-name="T30">r</text:span></text:span><text:span text:style-name="Source_20_Text"><text:span text:style-name="T11">andomUUIDv7</text:span></text:span><text:span text:style-name="Source_20_Text"><text:span text:style-name="T31">(</text:span></text:span><text:span text:style-name="Source_20_Text"><text:span text:style-name="T32">v4=false</text:span></text:span><text:span text:style-name="Source_20_Text"><text:span text:style-name="T31">);</text:span></text:span></text:p>
            <text:p text:style-name="P12"><text:span text:style-name="Source_20_Text"><text:span text:style-name="T33"/></text:span></text:p>
            <text:p text:style-name="P12"><text:span text:style-name="Source_20_Text"><text:span text:style-name="T33">nanoid([size=21[,alphabet="A-Za-z0-9_-"]]);</text:span></text:span></text:p>
            <text:p text:style-name="P12"><text:span text:style-name="Source_20_Text"><text:span text:style-name="T33"/></text:span></text:p>
            <text:p text:style-name="P11"><text:span text:style-name="Source_20_Text"><text:span text:style-name="T34">timestampID([size=21[,alphabet=</text:span></text:span><text:span text:style-name="Source_20_Text"><text:span text:style-name="T35">"123456789ABCDEFGHJKLMNPQRSTUVWXYZabcdefghijkmnopqrstuvwxyz"</text:span></text:span><text:span text:style-name="Source_20_Text"><text:span text:style-name="T34">]]);</text:span></text:span></text:p>
            <text:p text:style-name="P11"><text:span text:style-name="Source_20_Text"><text:span text:style-name="T34"/></text:span></text:p>
          </table:table-cell>
          <table:covered-table-cell/>
          <table:table-cell table:style-name="Table1.C3" office:value-type="string">
            <text:p text:style-name="P13"><text:span text:style-name="Source_20_Text"><text:span text:style-name="T36"/></text:span></text:p>
            <text:p text:style-name="P14"><text:span text:style-name="Source_20_Text"><text:span text:style-name="T9">delay(mi</text:span></text:span><text:span text:style-name="Source_20_Text"><text:span text:style-name="T37">lis</text:span></text:span><text:span text:style-name="Source_20_Text"><text:span text:style-name="T9">e</text:span></text:span><text:span text:style-name="Source_20_Text"><text:span text:style-name="T37">c</text:span></text:span><text:span text:style-name="Source_20_Text"><text:span text:style-name="T9">).then(callback);</text:span></text:span></text:p>
            <text:p text:style-name="P14"><text:span text:style-name="Source_20_Text"><text:span text:style-name="T9"/></text:span></text:p>
            <text:p text:style-name="P14"><text:span text:style-name="Source_20_Text"><text:span text:style-name="T9">bind(</text:span></text:span><text:span text:style-name="Source_20_Text"><text:span text:style-name="T38">function</text:span></text:span><text:span text:style-name="Source_20_Text"><text:span text:style-name="T9">,context);</text:span></text:span></text:p>
            <text:p text:style-name="P14"><text:span text:style-name="Source_20_Text"><text:span text:style-name="T39">unBind</text:span></text:span><text:span text:style-name="Source_20_Text"><text:span text:style-name="T40">(</text:span></text:span><text:span text:style-name="Source_20_Text"><text:span text:style-name="T41">f</text:span></text:span><text:span text:style-name="Source_20_Text"><text:span text:style-name="T42">unction</text:span></text:span><text:span text:style-name="Source_20_Text"><text:span text:style-name="T40">);</text:span></text:span></text:p>
            <text:p text:style-name="P14"><text:span text:style-name="Source_20_Text"><text:span text:style-name="T40">curry(function);</text:span></text:span></text:p>
            <text:p text:style-name="P14"><text:span text:style-name="Source_20_Text"><text:span text:style-name="T40">compose(function1[,functionN]);</text:span></text:span></text:p>
            <text:p text:style-name="P14"><text:span text:style-name="Source_20_Text"><text:span text:style-name="T40">pipe(function1[,functionN]);</text:span></text:span></text:p>
            <text:p text:style-name="P14"><text:span text:style-name="Source_20_Text"><text:span text:style-name="T43">once(function);</text:span></text:span></text:p>
            <text:p text:style-name="P14"><text:span text:style-name="Source_20_Text"><text:span text:style-name="T44">tap(function): function(</text:span></text:span><text:span text:style-name="Source_20_Text"><text:span text:style-name="T45">value</text:span></text:span><text:span text:style-name="Source_20_Text"><text:span text:style-name="T44">);</text:span></text:span></text:p>
            <text:p text:style-name="P13"><text:span text:style-name="Source_20_Text"><text:span text:style-name="T46"/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5"><text:span text:style-name="Source_20_Text"><text:span text:style-name="T9"/></text:span></text:p>
            <text:p text:style-name="P15"><text:span text:style-name="Source_20_Text"><text:span text:style-name="T9">extend([deep,]target,source1[,s</text:span></text:span><text:span text:style-name="Source_20_Text"><text:span text:style-name="T47">ou</text:span></text:span><text:span text:style-name="Source_20_Text"><text:span text:style-name="T9">rc</text:span></text:span><text:span text:style-name="Source_20_Text"><text:span text:style-name="T47">e</text:span></text:span><text:span text:style-name="Source_20_Text"><text:span text:style-name="T9">N]);</text:span></text:span></text:p>
            <text:p text:style-name="P15"><text:span text:style-name="Source_20_Text"><text:span text:style-name="T9">sizeIn(o</text:span></text:span><text:span text:style-name="Source_20_Text"><text:span text:style-name="T48">bje</text:span></text:span><text:span text:style-name="Source_20_Text"><text:span text:style-name="T49">ct</text:span></text:span><text:span text:style-name="Source_20_Text"><text:span text:style-name="T9">);</text:span></text:span></text:p>
            <text:p text:style-name="P15"><text:span text:style-name="Source_20_Text"><text:span text:style-name="T9">pick(object,keys);</text:span></text:span></text:p>
            <text:p text:style-name="P15"><text:span text:style-name="Source_20_Text"><text:span text:style-name="T50">omit</text:span></text:span><text:span text:style-name="Source_20_Text"><text:span text:style-name="T9">(object,keys);</text:span></text:span></text:p>
            <text:p text:style-name="P15"><text:span text:style-name="Source_20_Text"><text:span text:style-name="T44">assoc(object,key,value);</text:span></text:span></text:p>
            <text:p text:style-name="P16"><text:span text:style-name="Source_20_Text"><text:span text:style-name="T9">getUrlVars([str=location.search]);</text:span></text:span></text:p>
            <text:p text:style-name="P16"><text:span text:style-name="Source_20_Text"><text:span text:style-name="T44">obj2string(object);</text:span></text:span></text:p>
            <text:p text:style-name="P16"><text:span text:style-name="Source_20_Text"><text:span text:style-name="T44"/></text:span></text:p>
          </table:table-cell>
          <table:covered-table-cell/>
          <table:table-cell table:style-name="Table1.C4" office:value-type="string">
            <text:p text:style-name="P17"><text:span text:style-name="Source_20_Text"><text:span text:style-name="T9"/></text:span></text:p>
            <text:p text:style-name="P14"><text:span text:style-name="Source_20_Text"><text:span text:style-name="T36">BASE16;</text:span></text:span></text:p>
            <text:p text:style-name="P14"><text:span text:style-name="Source_20_Text"><text:span text:style-name="T36">BASE</text:span></text:span><text:span text:style-name="Source_20_Text"><text:span text:style-name="T46">32;</text:span></text:span></text:p>
            <text:p text:style-name="P14"><text:span text:style-name="Source_20_Text"><text:span text:style-name="T46">BASE36;</text:span></text:span></text:p>
            <text:p text:style-name="P14"><text:span text:style-name="Source_20_Text"><text:span text:style-name="T46">BASE58;</text:span></text:span></text:p>
            <text:p text:style-name="P14"><text:span text:style-name="Source_20_Text"><text:span text:style-name="T46">BASE62;</text:span></text:span></text:p>
            <text:p text:style-name="P14"><text:span text:style-name="Source_20_Text"><text:span text:style-name="T51">WORDSAFEALPHABET;</text:span></text:span></text:p>
          </table:table-cell>
          <table:covered-table-cell table:style-name="Table1.D2"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3"/></text:span></text:p>
            <text:p text:style-name="P11"><text:span text:style-name="Source_20_Text"><text:span text:style-name="T9">createPolyfillMethod(o</text:span></text:span><text:span text:style-name="Source_20_Text"><text:span text:style-name="T52">b</text:span></text:span><text:span text:style-name="Source_20_Text"><text:span text:style-name="T53">ject</text:span></text:span><text:span text:style-name="Source_20_Text"><text:span text:style-name="T9">,</text:span></text:span><text:span text:style-name="Source_20_Text"><text:span text:style-name="T54">prop</text:span></text:span><text:span text:style-name="Source_20_Text"><text:span text:style-name="T55">erty</text:span></text:span><text:span text:style-name="Source_20_Text"><text:span text:style-name="T9">,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9">);</text:span></text:span></text:p>
            <text:p text:style-name="P11"><text:span text:style-name="Source_20_Text"><text:span text:style-name="T9"/></text:span></text:p>
            <text:p text:style-name="P11"><text:span text:style-name="Source_20_Text"><text:span text:style-name="T9">createPolyfillProperty(o</text:span></text:span><text:span text:style-name="Source_20_Text"><text:span text:style-name="T52">b</text:span></text:span><text:span text:style-name="Source_20_Text"><text:span text:style-name="T53">ject</text:span></text:span><text:span text:style-name="Source_20_Text"><text:span text:style-name="T9">,</text:span></text:span><text:span text:style-name="Source_20_Text"><text:span text:style-name="T54">prop</text:span></text:span><text:span text:style-name="Source_20_Text"><text:span text:style-name="T55">erty</text:span></text:span><text:span text:style-name="Source_20_Text"><text:span text:style-name="T9">,</text:span></text:span><text:span text:style-name="Source_20_Text"><text:span text:style-name="T58">val</text:span></text:span><text:span text:style-name="Source_20_Text"><text:span text:style-name="T59">ue</text:span></text:span><text:span text:style-name="Source_20_Text"><text:span text:style-name="T9">);</text:span></text:span></text:p>
            <text:p text:style-name="P11"><text:span text:style-name="Source_20_Text"><text:span text:style-name="T60"/></text:span></text:p>
            <text:p text:style-name="P11"><text:span text:style-name="Source_20_Text"><text:span text:style-name="T60">a</text:span></text:span><text:span text:style-name="Source_20_Text"><text:span text:style-name="T9">ssert</text:span></text:span><text:span text:style-name="Source_20_Text"><text:span text:style-name="T60">(condition[,message</text:span></text:span><text:span text:style-name="Source_20_Text"><text:span text:style-name="T61">|error</text:span></text:span><text:span text:style-name="Source_20_Text"><text:span text:style-name="T60">]);</text:span></text:span></text:p>
            <text:p text:style-name="P11"><text:span text:style-name="Source_20_Text"><text:span text:style-name="T62"/></text:span></text:p>
            <text:p text:style-name="P11"><text:span text:style-name="Source_20_Text"><text:span text:style-name="T62">VERSION;</text:span></text:span></text:p>
            <text:p text:style-name="P11"><text:span text:style-name="Source_20_Text"><text:span text:style-name="T62"/></text:span></text:p>
          </table:table-cell>
          <table:covered-table-cell/>
          <table:covered-table-cell/>
          <table:covered-table-cell table:style-name="Table1.D2"/>
        </table:table-row>
      </table:table>
      <text:p text:style-name="P1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<text:span text:style-name="Source_20_Text"><text:span text:style-name="T63">Polyfills</text:span></text:span></text:p>
          </table:table-cell>
          <table:table-cell table:style-name="Table5.A1" office:value-type="string">
            <text:p text:style-name="P21"><text:span text:style-name="Source_20_Text"><text:span text:style-name="T64">String API</text:span></text:span></text:p>
          </table:table-cell>
          <table:table-cell table:style-name="Table5.C1" table:number-columns-spanned="2" office:value-type="string">
            <text:p text:style-name="P22"><text:span text:style-name="Source_20_Text"><text:span text:style-name="T64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3"><text:span text:style-name="Source_20_Text"><text:span text:style-name="T65"/></text:span></text:p>
            <text:p text:style-name="P24"><text:a xlink:type="simple" xlink:href="https://developer.mozilla.org/en-US/docs/Web/API/Crypto/randomUUID" text:style-name="Internet_20_link" text:visited-style-name="Visited_20_Internet_20_Link"><text:span text:style-name="Source_20_Text"><text:span text:style-name="T36">crypto.randomUUID()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66">Error.isError()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67">globalThis;</text:span></text:span></text:a></text:p>
            <text:p text:style-name="P25"><text:span text:style-name="Source_20_Text"><text:span text:style-name="T36"/></text:span></text:p>
            <text:p text:style-name="P2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67">Math.sumPrecise();</text:span></text:span></text:a></text:p>
            <text:p text:style-name="P25"><text:span text:style-name="Source_20_Text"><text:span text:style-name="T36"/></text:span></text:p>
            <text:p text:style-name="P2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8">globalThis.AsyncFunction();</text:span></text:span></text:a></text:p>
            <text:p text:style-name="P24"><text:span text:style-name="Source_20_Text"><text:span text:style-name="T68"/></text:span></text:p>
            <text:p text:style-name="P2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9">global</text:span></text:span><text:span text:style-name="Source_20_Text"><text:span text:style-name="T70">this</text:span></text:span><text:span text:style-name="Source_20_Text"><text:span text:style-name="T68">.AsyncGeneratorFunction();</text:span></text:span></text:a></text:p>
            <text:p text:style-name="P26"/>
            <text:p text:style-name="P2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71">globalThis.GeneratorFunction();</text:span></text:span></text:a></text:p>
          </table:table-cell>
          <table:table-cell table:style-name="Table5.B2" office:value-type="string">
            <text:p text:style-name="P27"><text:span text:style-name="Source_20_Text"><text:span text:style-name="T9"/></text:span></text:p>
            <text:p text:style-name="P27"><text:span text:style-name="Source_20_Text"><text:span text:style-name="T9">b64Decode(s</text:span></text:span><text:span text:style-name="Source_20_Text"><text:span text:style-name="T21">tri</text:span></text:span><text:span text:style-name="Source_20_Text"><text:span text:style-name="T72">ng</text:span></text:span><text:span text:style-name="Source_20_Text"><text:span text:style-name="T9">);</text:span></text:span></text:p>
            <text:p text:style-name="P27"><text:span text:style-name="Source_20_Text"><text:span text:style-name="T9">b64Encode(string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CodePoints(s</text:span></text:span><text:span text:style-name="Source_20_Text"><text:span text:style-name="T73">t</text:span></text:span><text:span text:style-name="Source_20_Text"><text:span text:style-name="T60">ring</text:span></text:span><text:span text:style-name="Source_20_Text"><text:span text:style-name="T9">);</text:span></text:span></text:p>
            <text:p text:style-name="P27"><text:span text:style-name="Source_20_Text"><text:span text:style-name="T9">strFromCodePoints(i</text:span></text:span><text:span text:style-name="Source_20_Text"><text:span text:style-name="T74">terator</text:span></text:span><text:span text:style-name="Source_20_Text"><text:span text:style-name="T9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At(s</text:span></text:span><text:span text:style-name="Source_20_Text"><text:span text:style-name="T75">tri</text:span></text:span><text:span text:style-name="Source_20_Text"><text:span text:style-name="T76">ng</text:span></text:span><text:span text:style-name="Source_20_Text"><text:span text:style-name="T9">,index[,newChar]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Count</text:span></text:span><text:span text:style-name="Source_20_Text"><text:span text:style-name="T77">(string, substring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Splice(</text:span></text:span><text:span text:style-name="Source_20_Text"><text:span text:style-name="T78">str</text:span></text:span><text:span text:style-name="Source_20_Text"><text:span text:style-name="T9">,index,count[,add</text:span></text:span><text:span text:style-name="Source_20_Text"><text:span text:style-name="T79">]);</text:span></text:span></text:p>
            <text:p text:style-name="P27"><text:span text:style-name="Source_20_Text"><text:span text:style-name="T80"/></text:span></text:p>
            <text:p text:style-name="P27"><text:span text:style-name="Source_20_Text"><text:span text:style-name="T80">strTruncate(st</text:span></text:span><text:span text:style-name="Source_20_Text"><text:span text:style-name="T60">ring</text:span></text:span><text:span text:style-name="Source_20_Text"><text:span text:style-name="T80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Reverse(s</text:span></text:span><text:span text:style-name="Source_20_Text"><text:span text:style-name="T81">t</text:span></text:span><text:span text:style-name="Source_20_Text"><text:span text:style-name="T82">ring</text:span></text:span><text:span text:style-name="Source_20_Text"><text:span text:style-name="T9">);</text:span></text:span></text:p>
            <text:p text:style-name="P27"><text:span text:style-name="Source_20_Text"><text:span text:style-name="T80"/></text:span></text:p>
            <text:p text:style-name="P27"><text:span text:style-name="Source_20_Text"><text:span text:style-name="T9">strUpFirst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DownFirst(s</text:span></text:span><text:span text:style-name="Source_20_Text"><text:span text:style-name="T84">tri</text:span></text:span><text:span text:style-name="Source_20_Text"><text:span text:style-name="T38">ng</text:span></text:span><text:span text:style-name="Source_20_Text"><text:span text:style-name="T9">);</text:span></text:span></text:p>
            <text:p text:style-name="P27"><text:span text:style-name="Source_20_Text"><text:span text:style-name="T9">strCapitaliz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Proper</text:span></text:span><text:span text:style-name="Source_20_Text"><text:span text:style-name="T85">c</text:span></text:span><text:span text:style-name="Source_20_Text"><text:span text:style-name="T9">as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86">s</text:span></text:span><text:span text:style-name="Source_20_Text"><text:span text:style-name="T9">tr</text:span></text:span><text:span text:style-name="Source_20_Text"><text:span text:style-name="T87">T</text:span></text:span><text:span text:style-name="Source_20_Text"><text:span text:style-name="T88">itle</text:span></text:span><text:span text:style-name="Source_20_Text"><text:span text:style-name="T85">c</text:span></text:span><text:span text:style-name="Source_20_Text"><text:span text:style-name="T9">as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/></text:span></text:p>
            <text:p text:style-name="P27"><text:span text:style-name="Source_20_Text"><text:span text:style-name="T9">strHTMLEscap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  <text:p text:style-name="P27"><text:span text:style-name="Source_20_Text"><text:span text:style-name="T9">str</text:span></text:span><text:span text:style-name="Source_20_Text"><text:span text:style-name="T89">HTML</text:span></text:span><text:span text:style-name="Source_20_Text"><text:span text:style-name="T9">RemoveTags(string);</text:span></text:span></text:p>
            <text:p text:style-name="P27"><text:span text:style-name="Source_20_Text"><text:span text:style-name="T9">strHTML</text:span></text:span><text:span text:style-name="Source_20_Text"><text:span text:style-name="T90">Un</text:span></text:span><text:span text:style-name="Source_20_Text"><text:span text:style-name="T9">Escape(s</text:span></text:span><text:span text:style-name="Source_20_Text"><text:span text:style-name="T83">tri</text:span></text:span><text:span text:style-name="Source_20_Text"><text:span text:style-name="T82">ng</text:span></text:span><text:span text:style-name="Source_20_Text"><text:span text:style-name="T9">);</text:span></text:span></text:p>
          </table:table-cell>
          <table:table-cell table:style-name="Table5.C2" office:value-type="string">
            <text:p text:style-name="P28"><text:span text:style-name="Source_20_Text"><text:span text:style-name="T60"/></text:span></text:p>
            <text:p text:style-name="P29">sum(value1[,valueN]);</text:p>
            <text:p text:style-name="P29">avg(value1[,valueN]);</text:p>
            <text:p text:style-name="P29">product(value1[,valN]);</text:p>
            <text:p text:style-name="P29"/>
            <text:p text:style-name="P29">clamp(value,min,max);</text:p>
            <text:p text:style-name="P29"><text:span text:style-name="T91">minmax</text:span>(value,min,max);</text:p>
            <text:p text:style-name="P30"><text:span text:style-name="Source_20_Text"><text:span text:style-name="T9">inRange(value,min,max);</text:span></text:span></text:p>
            <text:p text:style-name="P30"><text:span text:style-name="Source_20_Text"><text:span text:style-name="T92"/></text:span></text:p>
            <text:p text:style-name="P30"><text:span text:style-name="Source_20_Text"><text:span text:style-name="T92">signbit(value);</text:span></text:span></text:p>
            <text:p text:style-name="P30"><text:span text:style-name="Source_20_Text"><text:span text:style-name="T9"/></text:span></text:p>
            <text:p text:style-name="P30"><text:span text:style-name="Source_20_Text"><text:span text:style-name="T9">randomInt([max]);</text:span></text:span></text:p>
            <text:p text:style-name="P30"><text:span text:style-name="Source_20_Text"><text:span text:style-name="T9">randomInt(min,max);</text:span></text:span></text:p>
            <text:p text:style-name="P30"><text:span text:style-name="Source_20_Text"><text:span text:style-name="T9"/></text:span></text:p>
            <text:p text:style-name="P30"><text:span text:style-name="Source_20_Text"><text:span text:style-name="T9">randomFloat([max]);</text:span></text:span></text:p>
            <text:p text:style-name="P30"><text:span text:style-name="Source_20_Text"><text:span text:style-name="T93">randomFloat(min,max);</text:span></text:span></text:p>
            <text:p text:style-name="P30"><text:span text:style-name="Source_20_Text"><text:span text:style-name="T93"/></text:span></text:p>
            <text:p text:style-name="P31">add(value1,value2);</text:p>
            <text:p text:style-name="P32"><text:span text:style-name="Source_20_Text"><text:span text:style-name="T94">sub</text:span></text:span><text:span text:style-name="Source_20_Text"><text:span text:style-name="T95">(value1,value2);</text:span></text:span></text:p>
            <text:p text:style-name="P32"><text:span text:style-name="Source_20_Text"><text:span text:style-name="T94">mul</text:span></text:span><text:span text:style-name="Source_20_Text"><text:span text:style-name="T95">(value1,value2);</text:span></text:span></text:p>
            <text:p text:style-name="P32"><text:span text:style-name="Source_20_Text"><text:span text:style-name="T94">div</text:span></text:span><text:span text:style-name="Source_20_Text"><text:span text:style-name="T95">(value1,value2);</text:span></text:span></text:p>
            <text:p text:style-name="P32"><text:span text:style-name="Source_20_Text"><text:span text:style-name="T96"/></text:span></text:p>
            <text:p text:style-name="P32"><text:span text:style-name="Source_20_Text"><text:span text:style-name="T95">divMo</text:span></text:span><text:span text:style-name="Source_20_Text"><text:span text:style-name="T94">d</text:span></text:span><text:span text:style-name="Source_20_Text"><text:span text:style-name="T95">(value1,value2);</text:span></text:span></text:p>
            <text:p text:style-name="P32"><text:span text:style-name="Source_20_Text"><text:span text:style-name="T94">mod</text:span></text:span><text:span text:style-name="Source_20_Text"><text:span text:style-name="T95">(value1,value2);</text:span></text:span></text:p>
            <text:p text:style-name="P33"><text:span text:style-name="Source_20_Text"><text:span text:style-name="T97"/></text:span></text:p>
            <text:p text:style-name="P33"><text:span text:style-name="Source_20_Text"><text:span text:style-name="T97">pow(base, power);</text:span></text:span></text:p>
            <text:p text:style-name="P32"><text:span text:style-name="Source_20_Text"><text:span text:style-name="T93"/></text:span></text:p>
          </table:table-cell>
          <table:table-cell table:style-name="Table5.D2" office:value-type="string">
            <text:p text:style-name="P34"/>
            <text:p text:style-name="P34">isEven(value);</text:p>
            <text:p text:style-name="P34">isOdd(valu<text:span text:style-name="T98">e</text:span>);</text:p>
            <text:p text:style-name="P35">isInt8(value);</text:p>
            <text:p text:style-name="P35">isInt16(value);</text:p>
            <text:p text:style-name="P36">isInt32(value);</text:p>
            <text:p text:style-name="P35">isUInt32(value);</text:p>
            <text:p text:style-name="P35">isUInt8(value);</text:p>
            <text:p text:style-name="P35">isUInt16(value);</text:p>
            <text:p text:style-name="P35">isBigInt64(value);</text:p>
            <text:p text:style-name="P37"><text:span text:style-name="T99">i</text:span><text:span text:style-name="T100">s</text:span>BigUInt64(value);</text:p>
            <text:p text:style-name="P37"><text:span text:style-name="T100">is</text:span>Float<text:span text:style-name="T101">16</text:span>(value);</text:p>
            <text:p text:style-name="P38"><text:span text:style-name="Source_20_Text"><text:span text:style-name="T92">isFloa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2">);</text:span></text:span></text:p>
            <text:p text:style-name="P38"><text:span text:style-name="Source_20_Text"><text:span text:style-name="T92"/></text:span></text:p>
            <text:p text:style-name="P38"><text:span text:style-name="Source_20_Text"><text:span text:style-name="T56">toInteger(valu</text:span></text:span><text:span text:style-name="Source_20_Text"><text:span text:style-name="T57">e</text:span></text:span><text:span text:style-name="Source_20_Text"><text:span text:style-name="T56">);</text:span></text:span></text:p>
            <text:p text:style-name="P39"><text:span text:style-name="Source_20_Text"><text:span text:style-name="T104">toIntegerOrInfinity(</text:span></text:span><text:span text:style-name="Source_20_Text"><text:span text:style-name="T105">val</text:span></text:span><text:span text:style-name="Source_20_Text"><text:span text:style-name="T104">);</text:span></text:span></text:p>
            <text:p text:style-name="P34"><text:span text:style-name="T106">t</text:span><text:span text:style-name="T107">oInt8(value);</text:span></text:p>
            <text:p text:style-name="P37">toInt16(value);</text:p>
            <text:p text:style-name="P37">toInt32(value);</text:p>
            <text:p text:style-name="P37">toUInt8(value);</text:p>
            <text:p text:style-name="P37">toUInt<text:span text:style-name="T108">1</text:span>6(value);</text:p>
            <text:p text:style-name="P37">toUInt32(value;</text:p>
            <text:p text:style-name="P37">toBigInt64(value);</text:p>
            <text:p text:style-name="P37">toBigUInt64(value);</text:p>
            <text:p text:style-name="P37"><text:span text:style-name="T108">toFloat</text:span><text:span text:style-name="T100">16</text:span><text:span text:style-name="T108">(value);</text:span></text:p>
            <text:p text:style-name="P35"><text:span text:style-name="Source_20_Text"><text:span text:style-name="T64">toFloat32(value);</text:span></text:span></text:p>
            <text:p text:style-name="P35"><text:span text:style-name="Source_20_Text"><text:span text:style-name="T109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40"><text:span text:style-name="Source_20_Text"><text:span text:style-name="T110">Cookie </text:span></text:span><text:span text:style-name="Source_20_Text"><text:span text:style-name="T111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0"><text:span text:style-name="Source_20_Text"><text:span text:style-name="T9">getCookie([name]);</text:span></text:span></text:p>
            <text:p text:style-name="P30"><text:span text:style-name="Source_20_Text"><text:span text:style-name="T10">h</text:span></text:span><text:span text:style-name="Source_20_Text"><text:span text:style-name="T9">asCookie(name);</text:span></text:span></text:p>
            <text:p text:style-name="P30"><text:span text:style-name="Source_20_Text"><text:span text:style-name="T9">setCookie(name,value[,hours</text:span></text:span><text:span text:style-name="Source_20_Text"><text:span text:style-name="T93">=8760</text:span></text:span><text:span text:style-name="Source_20_Text"><text:span text:style-name="T9">[,path</text:span></text:span><text:span text:style-name="Source_20_Text"><text:span text:style-name="T93">="/"</text:span></text:span><text:span text:style-name="Source_20_Text"><text:span text:style-name="T9">[,domain[,secure[,SameSite</text:span></text:span><text:span text:style-name="Source_20_Text"><text:span text:style-name="T93">=</text:span></text:span><text:span text:style-name="Source_20_Text"><text:span text:style-name="T112">"Lax"</text:span></text:span><text:span text:style-name="Source_20_Text"><text:span text:style-name="T9">[,HttpOnly]]]]]]);</text:span></text:span></text:p>
            <text:p text:style-name="P30"><text:span text:style-name="Source_20_Text"><text:span text:style-name="T9">setCookie</text:span></text:span><text:span text:style-name="Source_20_Text"><text:span text:style-name="T93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3">);</text:span></text:span></text:p>
            <text:p text:style-name="P30"><text:span text:style-name="Source_20_Text"><text:span text:style-name="T9">removeCookie(name[,path</text:span></text:span><text:span text:style-name="Source_20_Text"><text:span text:style-name="T93">="/"</text:span></text:span><text:span text:style-name="Source_20_Text"><text:span text:style-name="T9">[,domain[,secure[,SameSite</text:span></text:span><text:span text:style-name="Source_20_Text"><text:span text:style-name="T93">=</text:span></text:span><text:span text:style-name="Source_20_Text"><text:span text:style-name="T112">"Lax"</text:span></text:span><text:span text:style-name="Source_20_Text"><text:span text:style-name="T9">[,HttpOnly]]]]]);</text:span></text:span></text:p>
            <text:p text:style-name="P30"><text:span text:style-name="Source_20_Text"><text:span text:style-name="T9">removeCookie</text:span></text:span><text:span text:style-name="Source_20_Text"><text:span text:style-name="T93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3">);</text:span></text:span></text:p>
            <text:p text:style-name="P30"><text:span text:style-name="Source_20_Text"><text:span text:style-name="T60">clearCookies([path</text:span></text:span><text:span text:style-name="Source_20_Text"><text:span text:style-name="T93">="/"</text:span></text:span><text:span text:style-name="Source_20_Text"><text:span text:style-name="T60">[,domain[,</text:span></text:span><text:span text:style-name="Source_20_Text"><text:span text:style-name="T115">sec</text:span></text:span><text:span text:style-name="Source_20_Text"><text:span text:style-name="T60">[,SameSite</text:span></text:span><text:span text:style-name="Source_20_Text"><text:span text:style-name="T93">=</text:span></text:span><text:span text:style-name="Source_20_Text"><text:span text:style-name="T112">"Lax"</text:span></text:span><text:span text:style-name="Source_20_Text"><text:span text:style-name="T60">[,HttpOnly]]]]]);</text:span></text:span></text:p>
            <text:p text:style-name="P30"><text:span text:style-name="Source_20_Text"><text:span text:style-name="T60">clearCookies</text:span></text:span><text:span text:style-name="Source_20_Text"><text:span text:style-name="T93">(Options obje</text:span></text:span><text:span text:style-name="Source_20_Text"><text:span text:style-name="T113">ct: </text:span></text:span><text:span text:style-name="Source_20_Text"><text:span text:style-name="T114">properties are the same as the parameters</text:span></text:span><text:span text:style-name="Source_20_Text"><text:span text:style-name="T93">);</text:span></text:span></text:p>
          </table:table-cell>
          <table:covered-table-cell/>
          <table:covered-table-cell/>
          <table:covered-table-cell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2"><text:span text:style-name="Source_20_Text"><text:span text:style-name="T116">Collections </text:span></text:span><text:span text:style-name="Source_20_Text"><text:span text:style-name="T117">API</text:span></text:span></text:p>
          </table:table-cell>
          <table:covered-table-cell/>
          <table:table-cell table:style-name="Table4.C1" office:value-type="string">
            <text:p text:style-name="P43">Type API</text:p>
          </table:table-cell>
        </table:table-row>
        <table:table-row>
          <table:table-cell table:style-name="Table4.A2" office:value-type="string">
            <text:p text:style-name="P44"><text:span text:style-name="Source_20_Text"><text:span text:style-name="T118">castArray</text:span></text:span><text:span text:style-name="Source_20_Text"><text:span text:style-name="T119">(value);</text:span></text:span></text:p>
            <text:p text:style-name="P44"><text:span text:style-name="Source_20_Text"><text:span text:style-name="T67">arrayDeepClone(array);</text:span></text:span></text:p>
            <text:p text:style-name="P44"><text:span text:style-name="Source_20_Text"><text:span text:style-name="T67">arrayMerge(target,so</text:span></text:span><text:span text:style-name="Source_20_Text"><text:span text:style-name="T120">ur</text:span></text:span><text:span text:style-name="Source_20_Text"><text:span text:style-name="T121">c</text:span></text:span><text:span text:style-name="Source_20_Text"><text:span text:style-name="T67">e</text:span></text:span><text:span text:style-name="Source_20_Text"><text:span text:style-name="T120">1</text:span></text:span><text:span text:style-name="Source_20_Text"><text:span text:style-name="T67">[,</text:span></text:span><text:span text:style-name="Source_20_Text"><text:span text:style-name="T121">s</text:span></text:span><text:span text:style-name="Source_20_Text"><text:span text:style-name="T120">ou</text:span></text:span><text:span text:style-name="Source_20_Text"><text:span text:style-name="T121">r</text:span></text:span><text:span text:style-name="Source_20_Text"><text:span text:style-name="T120">ce</text:span></text:span><text:span text:style-name="Source_20_Text"><text:span text:style-name="T67">N]);</text:span></text:span></text:p>
            <text:p text:style-name="P44"><text:span text:style-name="Source_20_Text"><text:span text:style-name="T122">arrayAdd</text:span></text:span><text:span text:style-name="Source_20_Text"><text:span text:style-name="T67">(array,value);</text:span></text:span></text:p>
            <text:p text:style-name="P44"><text:span text:style-name="Source_20_Text"><text:span text:style-name="T67">arrayClear(array); </text:span></text:span></text:p>
            <text:p text:style-name="P44"><text:span text:style-name="Source_20_Text"><text:span text:style-name="T123">arrayRemove(array,value[,all </text:span></text:span><text:span text:style-name="Source_20_Text"><text:span text:style-name="T124">= false</text:span></text:span><text:span text:style-name="Source_20_Text"><text:span text:style-name="T123">]);</text:span></text:span></text:p>
            <text:p text:style-name="P44"><text:span text:style-name="Source_20_Text"><text:span text:style-name="T123">arrayRemove</text:span></text:span><text:span text:style-name="Source_20_Text"><text:span text:style-name="T125">By</text:span></text:span><text:span text:style-name="Source_20_Text"><text:span text:style-name="T123">(array,c</text:span></text:span><text:span text:style-name="Source_20_Text"><text:span text:style-name="T125">allback</text:span></text:span><text:span text:style-name="Source_20_Text"><text:span text:style-name="T123">[,all</text:span></text:span><text:span text:style-name="Source_20_Text"><text:span text:style-name="T124">=false</text:span></text:span><text:span text:style-name="Source_20_Text"><text:span text:style-name="T123">]);</text:span></text:span></text:p>
            <text:p text:style-name="P45"><text:span text:style-name="Source_20_Text"><text:span text:style-name="T119"/></text:span></text:p>
            <text:p text:style-name="P46"><text:span text:style-name="Source_20_Text"><text:span text:style-name="T126">arrayRange([start=0[,end = </text:span></text:span><text:span text:style-name="Source_20_Text"><text:span text:style-name="T127">99</text:span></text:span><text:span text:style-name="Source_20_Text"><text:span text:style-name="T126">[,step = 1]]]);</text:span></text:span></text:p>
            <text:p text:style-name="P47"><text:span text:style-name="Source_20_Text"><text:span text:style-name="T36">arrayCycle(i</text:span></text:span><text:span text:style-name="Source_20_Text"><text:span text:style-name="T128">terator</text:span></text:span><text:span text:style-name="Source_20_Text"><text:span text:style-name="T36">[,n </text:span></text:span><text:span text:style-name="Source_20_Text"><text:span text:style-name="T129">= 100</text:span></text:span><text:span text:style-name="Source_20_Text"><text:span text:style-name="T36">]);</text:span></text:span></text:p>
            <text:p text:style-name="P47"><text:span text:style-name="Source_20_Text"><text:span text:style-name="T130">arrayRepeat(value[,n </text:span></text:span><text:span text:style-name="Source_20_Text"><text:span text:style-name="T131">= 100</text:span></text:span><text:span text:style-name="Source_20_Text"><text:span text:style-name="T130">]);</text:span></text:span></text:p>
            <text:p text:style-name="P47"><text:span text:style-name="Source_20_Text"><text:span text:style-name="T130"/></text:span></text:p>
            <text:p text:style-name="P48"><text:span text:style-name="Source_20_Text"><text:span text:style-name="T132">iterRange([start=0[,step=1[,end=Infinity]]]);</text:span></text:span></text:p>
            <text:p text:style-name="P48"><text:span text:style-name="Source_20_Text"><text:span text:style-name="T132">iterCycle(iter</text:span></text:span><text:span text:style-name="Source_20_Text"><text:span text:style-name="T133">ator</text:span></text:span><text:span text:style-name="Source_20_Text"><text:span text:style-name="T132">[,n </text:span></text:span><text:span text:style-name="Source_20_Text"><text:span text:style-name="T134">= Infinity</text:span></text:span><text:span text:style-name="Source_20_Text"><text:span text:style-name="T132">]);</text:span></text:span></text:p>
            <text:p text:style-name="P48"><text:span text:style-name="Source_20_Text"><text:span text:style-name="T36">iterRepeat(value[,n </text:span></text:span><text:span text:style-name="Source_20_Text"><text:span text:style-name="T134">= Infinity</text:span></text:span><text:span text:style-name="Source_20_Text"><text:span text:style-name="T36">]);</text:span></text:span></text:p>
            <text:p text:style-name="P49"><text:span text:style-name="Source_20_Text"><text:span text:style-name="T135"/></text:span></text:p>
            <text:p text:style-name="P50"><text:span text:style-name="Source_20_Text"><text:span text:style-name="T136">count</text:span></text:span><text:span text:style-name="Source_20_Text"><text:span text:style-name="T137">(i</text:span></text:span><text:span text:style-name="Source_20_Text"><text:span text:style-name="T128">terator</text:span></text:span><text:span text:style-name="Source_20_Text"><text:span text:style-name="T137">,callback);</text:span></text:span></text:p>
            <text:p text:style-name="P49"><text:span text:style-name="Source_20_Text"><text:span text:style-name="T135"/></text:span></text:p>
            <text:p text:style-name="P51"><text:span text:style-name="Source_20_Text"><text:span text:style-name="T119">compact</text:span></text:span><text:span text:style-name="Source_20_Text"><text:span text:style-name="T118">(iterator);</text:span></text:span></text:p>
            <text:p text:style-name="P49"><text:span text:style-name="Source_20_Text"><text:span text:style-name="T135"/></text:span></text:p>
            <text:p text:style-name="P49"><text:span text:style-name="Source_20_Text"><text:span text:style-name="T135">unique(iterator[,resolver]);</text:span></text:span></text:p>
            <text:p text:style-name="P49"><text:span text:style-name="Source_20_Text"><text:span text:style-name="T135"/></text:span></text:p>
            <text:p text:style-name="P49"><text:span text:style-name="Source_20_Text"><text:span text:style-name="T132">slice(i</text:span></text:span><text:span text:style-name="Source_20_Text"><text:span text:style-name="T128">terator</text:span></text:span><text:span text:style-name="Source_20_Text"><text:span text:style-name="T132">[,begin=0[,end = Infinity]]);</text:span></text:span></text:p>
            <text:p text:style-name="P49"><text:span text:style-name="Source_20_Text"><text:span text:style-name="T132"/></text:span></text:p>
            <text:p text:style-name="P52"><text:span text:style-name="Source_20_Text"><text:span text:style-name="T132">withOut(i</text:span></text:span><text:span text:style-name="Source_20_Text"><text:span text:style-name="T128">terator</text:span></text:span><text:span text:style-name="Source_20_Text"><text:span text:style-name="T132">,filter</text:span></text:span><text:span text:style-name="Source_20_Text"><text:span text:style-name="T128">Iterator</text:span></text:span><text:span text:style-name="Source_20_Text"><text:span text:style-name="T132">);</text:span></text:span></text:p>
            <text:p text:style-name="P52"><text:span text:style-name="Source_20_Text"><text:span text:style-name="T132"/></text:span></text:p>
            <text:p text:style-name="P53"><text:span text:style-name="Source_20_Text"><text:span text:style-name="T36">reduce(i</text:span></text:span><text:span text:style-name="Source_20_Text"><text:span text:style-name="T128">terator</text:span></text:span><text:span text:style-name="Source_20_Text"><text:span text:style-name="T36">,callback[,initialvalue]);</text:span></text:span></text:p>
            <text:p text:style-name="P53"><text:span text:style-name="Source_20_Text"><text:span text:style-name="T36"/></text:span></text:p>
            <text:p text:style-name="P53"><text:span text:style-name="Source_20_Text"><text:span text:style-name="T36">take(i</text:span></text:span><text:span text:style-name="Source_20_Text"><text:span text:style-name="T128">terator</text:span></text:span><text:span text:style-name="Source_20_Text"><text:span text:style-name="T36">[,n </text:span></text:span><text:span text:style-name="Source_20_Text"><text:span text:style-name="T138">= 1</text:span></text:span><text:span text:style-name="Source_20_Text"><text:span text:style-name="T36">]);</text:span></text:span></text:p>
            <text:p text:style-name="P53"><text:span text:style-name="Source_20_Text"><text:span text:style-name="T36">takeWhile(i</text:span></text:span><text:span text:style-name="Source_20_Text"><text:span text:style-name="T128">terator</text:span></text:span><text:span text:style-name="Source_20_Text"><text:span text:style-name="T36">,callback);</text:span></text:span></text:p>
            <text:p text:style-name="P53"><text:span text:style-name="Source_20_Text"><text:span text:style-name="T36">takeRight(i</text:span></text:span><text:span text:style-name="Source_20_Text"><text:span text:style-name="T128">terator</text:span></text:span><text:span text:style-name="Source_20_Text"><text:span text:style-name="T36">[,n </text:span></text:span><text:span text:style-name="Source_20_Text"><text:span text:style-name="T138">= 1</text:span></text:span><text:span text:style-name="Source_20_Text"><text:span text:style-name="T36">]);</text:span></text:span></text:p>
            <text:p text:style-name="P53"><text:span text:style-name="Source_20_Text"><text:span text:style-name="T36">takeRightWhile(i</text:span></text:span><text:span text:style-name="Source_20_Text"><text:span text:style-name="T128">terator</text:span></text:span><text:span text:style-name="Source_20_Text"><text:span text:style-name="T36">,callback);</text:span></text:span></text:p>
            <text:p text:style-name="P53"><text:span text:style-name="Source_20_Text"><text:span text:style-name="T36"/></text:span></text:p>
            <text:p text:style-name="P53"><text:span text:style-name="Source_20_Text"><text:span text:style-name="T36">drop(i</text:span></text:span><text:span text:style-name="Source_20_Text"><text:span text:style-name="T128">terator</text:span></text:span><text:span text:style-name="Source_20_Text"><text:span text:style-name="T36">[,n </text:span></text:span><text:span text:style-name="Source_20_Text"><text:span text:style-name="T138">= 1</text:span></text:span><text:span text:style-name="Source_20_Text"><text:span text:style-name="T36">]);</text:span></text:span><text:span text:style-name="Source_20_Text"><text:span text:style-name="T139"> </text:span></text:span></text:p>
            <text:p text:style-name="P53"><text:span text:style-name="Source_20_Text"><text:span text:style-name="T36">dropWhile(i</text:span></text:span><text:span text:style-name="Source_20_Text"><text:span text:style-name="T128">terator</text:span></text:span><text:span text:style-name="Source_20_Text"><text:span text:style-name="T36">,callback);</text:span></text:span></text:p>
            <text:p text:style-name="P53"><text:span text:style-name="Source_20_Text"><text:span text:style-name="T36">dropRight(i</text:span></text:span><text:span text:style-name="Source_20_Text"><text:span text:style-name="T128">terator</text:span></text:span><text:span text:style-name="Source_20_Text"><text:span text:style-name="T36">[,n </text:span></text:span><text:span text:style-name="Source_20_Text"><text:span text:style-name="T138">= 1</text:span></text:span><text:span text:style-name="Source_20_Text"><text:span text:style-name="T36">]);</text:span></text:span></text:p>
            <text:p text:style-name="P53"><text:span text:style-name="Source_20_Text"><text:span text:style-name="T36">dropRightWhile(i</text:span></text:span><text:span text:style-name="Source_20_Text"><text:span text:style-name="T128">terator</text:span></text:span><text:span text:style-name="Source_20_Text"><text:span text:style-name="T36">,callback);</text:span></text:span></text:p>
          </table:table-cell>
          <table:table-cell table:style-name="Table4.B2" office:value-type="string">
            <text:p text:style-name="P52"><text:span text:style-name="Source_20_Text"><text:span text:style-name="T130">forEach</text:span></text:span><text:span text:style-name="Source_20_Text"><text:span text:style-name="T132">(i</text:span></text:span><text:span text:style-name="Source_20_Text"><text:span text:style-name="T128">terator</text:span></text:span><text:span text:style-name="Source_20_Text"><text:span text:style-name="T132">,callback);</text:span></text:span></text:p>
            <text:p text:style-name="P54"><text:span text:style-name="Source_20_Text"><text:span text:style-name="T140">map(i</text:span></text:span><text:span text:style-name="Source_20_Text"><text:span text:style-name="T141">terator</text:span></text:span><text:span text:style-name="Source_20_Text"><text:span text:style-name="T140">,callback);</text:span></text:span></text:p>
            <text:p text:style-name="P53"><text:span text:style-name="Source_20_Text"><text:span text:style-name="T132">enumerate(i</text:span></text:span><text:span text:style-name="Source_20_Text"><text:span text:style-name="T128">terator</text:span></text:span><text:span text:style-name="Source_20_Text"><text:span text:style-name="T132">[,offset = 0]);</text:span></text:span></text:p>
            <text:p text:style-name="P53"><text:span text:style-name="Source_20_Text"><text:span text:style-name="T36">size(</text:span></text:span><text:span text:style-name="Source_20_Text"><text:span text:style-name="T142">collection</text:span></text:span><text:span text:style-name="Source_20_Text"><text:span text:style-name="T36">);</text:span></text:span></text:p>
            <text:p text:style-name="P55"><text:span text:style-name="Source_20_Text"><text:span text:style-name="T143"/></text:span></text:p>
            <text:p text:style-name="P53"><text:span text:style-name="Source_20_Text"><text:span text:style-name="T36">every(i</text:span></text:span><text:span text:style-name="Source_20_Text"><text:span text:style-name="T128">terator</text:span></text:span><text:span text:style-name="Source_20_Text"><text:span text:style-name="T36">,c</text:span></text:span><text:span text:style-name="Source_20_Text"><text:span text:style-name="T144">allback</text:span></text:span><text:span text:style-name="Source_20_Text"><text:span text:style-name="T36">);</text:span></text:span></text:p>
            <text:p text:style-name="P53"><text:span text:style-name="Source_20_Text"><text:span text:style-name="T36">some(i</text:span></text:span><text:span text:style-name="Source_20_Text"><text:span text:style-name="T128">terator</text:span></text:span><text:span text:style-name="Source_20_Text"><text:span text:style-name="T36">,c</text:span></text:span><text:span text:style-name="Source_20_Text"><text:span text:style-name="T144">allback</text:span></text:span><text:span text:style-name="Source_20_Text"><text:span text:style-name="T36">);</text:span></text:span><text:span text:style-name="Source_20_Text"><text:span text:style-name="T145"> </text:span></text:span></text:p>
            <text:p text:style-name="P53"><text:span text:style-name="Source_20_Text"><text:span text:style-name="T132">none(i</text:span></text:span><text:span text:style-name="Source_20_Text"><text:span text:style-name="T128">terator</text:span></text:span><text:span text:style-name="Source_20_Text"><text:span text:style-name="T132">,c</text:span></text:span><text:span text:style-name="Source_20_Text"><text:span text:style-name="T144">allback</text:span></text:span><text:span text:style-name="Source_20_Text"><text:span text:style-name="T132">);</text:span></text:span></text:p>
            <text:p text:style-name="P53"><text:span text:style-name="Source_20_Text"><text:span text:style-name="T132"/></text:span></text:p>
            <text:p text:style-name="P53"><text:span text:style-name="Source_20_Text"><text:span text:style-name="T36">includes(</text:span></text:span><text:span text:style-name="Source_20_Text"><text:span text:style-name="T146">collection</text:span></text:span><text:span text:style-name="Source_20_Text"><text:span text:style-name="T36">,</text:span></text:span><text:span text:style-name="Source_20_Text"><text:span text:style-name="T147">val</text:span></text:span><text:span text:style-name="Source_20_Text"><text:span text:style-name="T146">[,comparator]</text:span></text:span><text:span text:style-name="Source_20_Text"><text:span text:style-name="T36">);</text:span></text:span></text:p>
            <text:p text:style-name="P53"><text:span text:style-name="Source_20_Text"><text:span text:style-name="T36">find(i</text:span></text:span><text:span text:style-name="Source_20_Text"><text:span text:style-name="T128">terator</text:span></text:span><text:span text:style-name="Source_20_Text"><text:span text:style-name="T36">,c</text:span></text:span><text:span text:style-name="Source_20_Text"><text:span text:style-name="T144">allback</text:span></text:span><text:span text:style-name="Source_20_Text"><text:span text:style-name="T36">);</text:span></text:span></text:p>
            <text:p text:style-name="P53"><text:span text:style-name="Source_20_Text"><text:span text:style-name="T36">findLast(i</text:span></text:span><text:span text:style-name="Source_20_Text"><text:span text:style-name="T128">terator</text:span></text:span><text:span text:style-name="Source_20_Text"><text:span text:style-name="T36">,callback);</text:span></text:span></text:p>
            <text:p text:style-name="P53"><text:span text:style-name="Source_20_Text"><text:span text:style-name="T36">filter(i</text:span></text:span><text:span text:style-name="Source_20_Text"><text:span text:style-name="T128">terator</text:span></text:span><text:span text:style-name="Source_20_Text"><text:span text:style-name="T36">,c</text:span></text:span><text:span text:style-name="Source_20_Text"><text:span text:style-name="T144">allback</text:span></text:span><text:span text:style-name="Source_20_Text"><text:span text:style-name="T36">);</text:span></text:span></text:p>
            <text:p text:style-name="P53"><text:span text:style-name="Source_20_Text"><text:span text:style-name="T148">reject(i</text:span></text:span><text:span text:style-name="Source_20_Text"><text:span text:style-name="T128">terator</text:span></text:span><text:span text:style-name="Source_20_Text"><text:span text:style-name="T148">,c</text:span></text:span><text:span text:style-name="Source_20_Text"><text:span text:style-name="T144">allback</text:span></text:span><text:span text:style-name="Source_20_Text"><text:span text:style-name="T148">);</text:span></text:span></text:p>
            <text:p text:style-name="P52"><text:span text:style-name="Source_20_Text"><text:span text:style-name="T149">p</text:span></text:span><text:span text:style-name="Source_20_Text"><text:span text:style-name="T150">artition(i</text:span></text:span><text:span text:style-name="Source_20_Text"><text:span text:style-name="T151">terator</text:span></text:span><text:span text:style-name="Source_20_Text"><text:span text:style-name="T150">,c</text:span></text:span><text:span text:style-name="Source_20_Text"><text:span text:style-name="T152">a</text:span></text:span><text:span text:style-name="Source_20_Text"><text:span text:style-name="T153">llb</text:span></text:span><text:span text:style-name="Source_20_Text"><text:span text:style-name="T152">a</text:span></text:span><text:span text:style-name="Source_20_Text"><text:span text:style-name="T153">ck</text:span></text:span><text:span text:style-name="Source_20_Text"><text:span text:style-name="T150">);</text:span></text:span></text:p>
            <text:p text:style-name="P56"><text:span text:style-name="Source_20_Text"><text:span text:style-name="T154"/></text:span></text:p>
            <text:p text:style-name="P52"><text:span text:style-name="Source_20_Text"><text:span text:style-name="T36">zip(i</text:span></text:span><text:span text:style-name="Source_20_Text"><text:span text:style-name="T128">terator1</text:span></text:span><text:span text:style-name="Source_20_Text"><text:span text:style-name="T36">[,</text:span></text:span><text:span text:style-name="Source_20_Text"><text:span text:style-name="T128">iteratorN</text:span></text:span><text:span text:style-name="Source_20_Text"><text:span text:style-name="T36">]);</text:span></text:span></text:p>
            <text:p text:style-name="P57"><text:span text:style-name="Source_20_Text"><text:span text:style-name="T155">unzip(i</text:span></text:span><text:span text:style-name="Source_20_Text"><text:span text:style-name="T151">terator</text:span></text:span><text:span text:style-name="Source_20_Text"><text:span text:style-name="T155">);</text:span></text:span></text:p>
            <text:p text:style-name="P57"><text:span text:style-name="Source_20_Text"><text:span text:style-name="T155">zipObj(i</text:span></text:span><text:span text:style-name="Source_20_Text"><text:span text:style-name="T151">terator1</text:span></text:span><text:span text:style-name="Source_20_Text"><text:span text:style-name="T155">,i</text:span></text:span><text:span text:style-name="Source_20_Text"><text:span text:style-name="T151">terator</text:span></text:span><text:span text:style-name="Source_20_Text"><text:span text:style-name="T156">2</text:span></text:span><text:span text:style-name="Source_20_Text"><text:span text:style-name="T155">);</text:span></text:span></text:p>
            <text:p text:style-name="P53"><text:span text:style-name="Source_20_Text"><text:span text:style-name="T154">shuffle(i</text:span></text:span><text:span text:style-name="Source_20_Text"><text:span text:style-name="T128">terator</text:span></text:span><text:span text:style-name="Source_20_Text"><text:span text:style-name="T154">);</text:span></text:span></text:p>
            <text:p text:style-name="P53"><text:span text:style-name="Source_20_Text"><text:span text:style-name="T154"/></text:span></text:p>
            <text:p text:style-name="P58"><text:span text:style-name="Source_20_Text"><text:span text:style-name="T36">min(v</text:span></text:span><text:span text:style-name="Source_20_Text"><text:span text:style-name="T157">alue1[,valueN]</text:span></text:span><text:span text:style-name="Source_20_Text"><text:span text:style-name="T36">);</text:span></text:span></text:p>
            <text:p text:style-name="P59"><text:span text:style-name="Source_20_Text"><text:span text:style-name="T158">max(v</text:span></text:span><text:span text:style-name="Source_20_Text"><text:span text:style-name="T159">alue1[,valueN]</text:span></text:span><text:span text:style-name="Source_20_Text"><text:span text:style-name="T158">);</text:span></text:span></text:p>
            <text:p text:style-name="P53"><text:span text:style-name="Source_20_Text"><text:span text:style-name="T160">sort(i</text:span></text:span><text:span text:style-name="Source_20_Text"><text:span text:style-name="T128">terator</text:span></text:span><text:span text:style-name="Source_20_Text"><text:span text:style-name="T161">[</text:span></text:span><text:span text:style-name="Source_20_Text"><text:span text:style-name="T160">,number</text:span></text:span><text:span text:style-name="Source_20_Text"><text:span text:style-name="T162">s = false</text:span></text:span><text:span text:style-name="Source_20_Text"><text:span text:style-name="T161">]</text:span></text:span><text:span text:style-name="Source_20_Text"><text:span text:style-name="T160">);</text:span></text:span></text:p>
            <text:p text:style-name="P53"><text:span text:style-name="Source_20_Text"><text:span text:style-name="T154">reverse(i</text:span></text:span><text:span text:style-name="Source_20_Text"><text:span text:style-name="T128">terator</text:span></text:span><text:span text:style-name="Source_20_Text"><text:span text:style-name="T154">);</text:span></text:span></text:p>
            <text:p text:style-name="P58"><text:span text:style-name="Source_20_Text"><text:span text:style-name="T36"/></text:span></text:p>
            <text:p text:style-name="P52"><text:span text:style-name="Source_20_Text"><text:span text:style-name="T36">item(i</text:span></text:span><text:span text:style-name="Source_20_Text"><text:span text:style-name="T128">terator</text:span></text:span><text:span text:style-name="Source_20_Text"><text:span text:style-name="T36">,index);</text:span></text:span></text:p>
            <text:p text:style-name="P52"><text:span text:style-name="Source_20_Text"><text:span text:style-name="T163">nth(i</text:span></text:span><text:span text:style-name="Source_20_Text"><text:span text:style-name="T128">terator</text:span></text:span><text:span text:style-name="Source_20_Text"><text:span text:style-name="T163">,index);</text:span></text:span></text:p>
            <text:p text:style-name="P53"><text:span text:style-name="Source_20_Text"><text:span text:style-name="T36">first(i</text:span></text:span><text:span text:style-name="Source_20_Text"><text:span text:style-name="T128">terator</text:span></text:span><text:span text:style-name="Source_20_Text"><text:span text:style-name="T36">);</text:span></text:span></text:p>
            <text:p text:style-name="P53"><text:span text:style-name="Source_20_Text"><text:span text:style-name="T164">head(i</text:span></text:span><text:span text:style-name="Source_20_Text"><text:span text:style-name="T151">terator</text:span></text:span><text:span text:style-name="Source_20_Text"><text:span text:style-name="T164">);</text:span></text:span></text:p>
            <text:p text:style-name="P60"><text:span text:style-name="Source_20_Text"><text:span text:style-name="T67">last(i</text:span></text:span><text:span text:style-name="Source_20_Text"><text:span text:style-name="T141">terator</text:span></text:span><text:span text:style-name="Source_20_Text"><text:span text:style-name="T67">);</text:span></text:span></text:p>
            <text:p text:style-name="P61">initial(i<text:span text:style-name="Source_20_Text"><text:span text:style-name="T165">terator</text:span></text:span>);</text:p>
            <text:p text:style-name="P53"><text:span text:style-name="Source_20_Text"><text:span text:style-name="T36">tail(i</text:span></text:span><text:span text:style-name="Source_20_Text"><text:span text:style-name="T128">terator</text:span></text:span><text:span text:style-name="Source_20_Text"><text:span text:style-name="T36">);</text:span></text:span></text:p>
            <text:p text:style-name="P53"><text:span text:style-name="Source_20_Text"><text:span text:style-name="T36"/></text:span></text:p>
            <text:p text:style-name="P53"><text:span text:style-name="Source_20_Text"><text:span text:style-name="T166">flat(i</text:span></text:span><text:span text:style-name="Source_20_Text"><text:span text:style-name="T128">terator</text:span></text:span><text:span text:style-name="Source_20_Text"><text:span text:style-name="T166">);</text:span></text:span></text:p>
            <text:p text:style-name="P53"><text:span text:style-name="Source_20_Text"><text:span text:style-name="T36">concat(i</text:span></text:span><text:span text:style-name="Source_20_Text"><text:span text:style-name="T128">terator1</text:span></text:span><text:span text:style-name="Source_20_Text"><text:span text:style-name="T36">[,</text:span></text:span><text:span text:style-name="Source_20_Text"><text:span text:style-name="T128">iteratorN</text:span></text:span><text:span text:style-name="Source_20_Text"><text:span text:style-name="T36">]);</text:span></text:span></text:p>
            <text:p text:style-name="P53"><text:span text:style-name="Source_20_Text"><text:span text:style-name="T132">join(i</text:span></text:span><text:span text:style-name="Source_20_Text"><text:span text:style-name="T128">terator</text:span></text:span><text:span text:style-name="Source_20_Text"><text:span text:style-name="T132">[,separator </text:span></text:span><text:span text:style-name="Source_20_Text"><text:span text:style-name="T167">= ","</text:span></text:span><text:span text:style-name="Source_20_Text"><text:span text:style-name="T132">]);</text:span></text:span></text:p>
          </table:table-cell>
          <table:table-cell table:style-name="Table4.C2" office:value-type="string">
            <text:p text:style-name="P24"><text:span text:style-name="Source_20_Text"><text:span text:style-name="T168">ty</text:span></text:span><text:span text:style-name="Source_20_Text"><text:span text:style-name="T169">pe</text:span></text:span><text:span text:style-name="Source_20_Text"><text:span text:style-name="T170">Of</text:span></text:span><text:span text:style-name="Source_20_Text"><text:span text:style-name="T169">(v</text:span></text:span><text:span text:style-name="Source_20_Text"><text:span text:style-name="T168">alue</text:span></text:span><text:span text:style-name="Source_20_Text"><text:span text:style-name="T169">);</text:span></text:span></text:p>
            <text:p text:style-name="P24"><text:span text:style-name="Source_20_Text"><text:span text:style-name="T171">is(</text:span></text:span><text:span text:style-name="Source_20_Text"><text:span text:style-name="T172">val</text:span></text:span><text:span text:style-name="Source_20_Text"><text:span text:style-name="T171">[,expectedType[,Throw=false]]</text:span></text:span><text:span text:style-name="Source_20_Text"><text:span text:style-name="T173">)</text:span></text:span><text:span text:style-name="Source_20_Text"><text:span text:style-name="T171">;</text:span></text:span></text:p>
            <text:p text:style-name="P24"><text:span text:style-name="Source_20_Text"><text:span text:style-name="T171">isTypedCollection(iter,expectedType, Throw=false);</text:span></text:span></text:p>
            <text:p text:style-name="P25"><text:span text:style-name="Source_20_Text"><text:span text:style-name="T174">isSameType(value1,value2)</text:span></text:span><text:span text:style-name="Source_20_Text"><text:span text:style-name="T175">;</text:span></text:span></text:p>
            <text:p text:style-name="P24"><text:span text:style-name="Source_20_Text"><text:span text:style-name="T9">isSameInstance(</text:span></text:span><text:span text:style-name="Source_20_Text"><text:span text:style-name="T176">v</text:span></text:span><text:span text:style-name="Source_20_Text"><text:span text:style-name="T177">al</text:span></text:span><text:span text:style-name="Source_20_Text"><text:span text:style-name="T176">1</text:span></text:span><text:span text:style-name="Source_20_Text"><text:span text:style-name="T9">,</text:span></text:span><text:span text:style-name="Source_20_Text"><text:span text:style-name="T176">v</text:span></text:span><text:span text:style-name="Source_20_Text"><text:span text:style-name="T177">al</text:span></text:span><text:span text:style-name="Source_20_Text"><text:span text:style-name="T176">2</text:span></text:span><text:span text:style-name="Source_20_Text"><text:span text:style-name="T9">,Contructor);</text:span></text:span></text:p>
            <text:p text:style-name="P24"><text:span text:style-name="Source_20_Text"><text:span text:style-name="T178">isDeepStrictEqual(v</text:span></text:span><text:span text:style-name="Source_20_Text"><text:span text:style-name="T179">al</text:span></text:span><text:span text:style-name="Source_20_Text"><text:span text:style-name="T180">ue</text:span></text:span><text:span text:style-name="Source_20_Text"><text:span text:style-name="T178">1,v</text:span></text:span><text:span text:style-name="Source_20_Text"><text:span text:style-name="T179">al</text:span></text:span><text:span text:style-name="Source_20_Text"><text:span text:style-name="T180">ue</text:span></text:span><text:span text:style-name="Source_20_Text"><text:span text:style-name="T178">2);</text:span></text:span></text:p>
            <text:p text:style-name="P24"><text:span text:style-name="Source_20_Text"><text:span text:style-name="T9">isCoercedObject</text:span></text:span><text:span text:style-name="Source_20_Text"><text:span text:style-name="T181">(object);</text:span></text:span></text:p>
            <text:p text:style-name="P24"><text:span text:style-name="Source_20_Text"><text:span text:style-name="T178">isEmpty(value);</text:span></text:span></text:p>
            <text:p text:style-name="P24"><text:span text:style-name="Source_20_Text"><text:span text:style-name="T9">isNull(v</text:span></text:span><text:span text:style-name="Source_20_Text"><text:span text:style-name="T182">a</text:span></text:span><text:span text:style-name="Source_20_Text"><text:span text:style-name="T183">lue</text:span></text:span><text:span text:style-name="Source_20_Text"><text:span text:style-name="T9">);</text:span></text:span></text:p>
            <text:p text:style-name="P24"><text:span text:style-name="Source_20_Text"><text:span text:style-name="T9">isUndefined(v</text:span></text:span><text:span text:style-name="Source_20_Text"><text:span text:style-name="T184">alu</text:span></text:span><text:span text:style-name="Source_20_Text"><text:span text:style-name="T72">e</text:span></text:span><text:span text:style-name="Source_20_Text"><text:span text:style-name="T9">);</text:span></text:span></text:p>
            <text:p text:style-name="P24"><text:span text:style-name="Source_20_Text"><text:span text:style-name="T9">isN</text:span></text:span><text:span text:style-name="Source_20_Text"><text:span text:style-name="T185">ullish</text:span></text:span><text:span text:style-name="Source_20_Text"><text:span text:style-name="T9">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">);</text:span></text:span></text:p>
            <text:p text:style-name="P24"><text:span text:style-name="Source_20_Text"><text:span text:style-name="T65">isNonNullable(value);</text:span></text:span></text:p>
            <text:p text:style-name="P24"><text:span text:style-name="Source_20_Text"><text:span text:style-name="T65">isNonNullablePrimitive(value);</text:span></text:span></text:p>
            <text:p text:style-name="P24"><text:span text:style-name="Source_20_Text"><text:span text:style-name="T186">isPlainObject(value);</text:span></text:span></text:p>
            <text:p text:style-name="P24"><text:span text:style-name="Source_20_Text"><text:span text:style-name="T9">isFunction(v</text:span></text:span><text:span text:style-name="Source_20_Text"><text:span text:style-name="T102">a</text:span></text:span><text:span text:style-name="Source_20_Text"><text:span text:style-name="T103">l</text:span></text:span><text:span text:style-name="Source_20_Text"><text:span text:style-name="T187">ue</text:span></text:span><text:span text:style-name="Source_20_Text"><text:span text:style-name="T9">);</text:span></text:span></text:p>
            <text:p text:style-name="P24"><text:span text:style-name="Source_20_Text"><text:span text:style-name="T9">isGenerator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9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9">);</text:span></text:span></text:p>
            <text:p text:style-name="P24"><text:span text:style-name="Source_20_Text"><text:span text:style-name="T9">isAsync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9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9">);</text:span></text:span></text:p>
            <text:p text:style-name="P24"><text:span text:style-name="Source_20_Text"><text:span text:style-name="T192">isAsyncGenerator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92">(v</text:span></text:span><text:span text:style-name="Source_20_Text"><text:span text:style-name="T190">a</text:span></text:span><text:span text:style-name="Source_20_Text"><text:span text:style-name="T191">lue</text:span></text:span><text:span text:style-name="Source_20_Text"><text:span text:style-name="T192">);</text:span></text:span></text:p>
            <text:p text:style-name="P24"><text:span text:style-name="Source_20_Text"><text:span text:style-name="T193">isArrow</text:span></text:span><text:span text:style-name="Source_20_Text"><text:span text:style-name="T188">F</text:span></text:span><text:span text:style-name="Source_20_Text"><text:span text:style-name="T189">u</text:span></text:span><text:span text:style-name="Source_20_Text"><text:span text:style-name="T188">n</text:span></text:span><text:span text:style-name="Source_20_Text"><text:span text:style-name="T189">ction</text:span></text:span><text:span text:style-name="Source_20_Text"><text:span text:style-name="T193">(</text:span></text:span><text:span text:style-name="Source_20_Text"><text:span text:style-name="T194">value</text:span></text:span><text:span text:style-name="Source_20_Text"><text:span text:style-name="T193">);</text:span></text:span></text:p>
            <text:p text:style-name="P24"><text:span text:style-name="Source_20_Text"><text:span text:style-name="T192">isProxy(value);</text:span></text:span></text:p>
            <text:p text:style-name="P24"><text:span text:style-name="Source_20_Text"><text:span text:style-name="T9">isElemen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">);</text:span></text:span></text:p>
            <text:p text:style-name="P24"><text:span text:style-name="Source_20_Text"><text:span text:style-name="T192">isRegexp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192">);</text:span></text:span></text:p>
            <text:p text:style-name="P24"><text:span text:style-name="Source_20_Text"><text:span text:style-name="T9">isArraylike(value);</text:span></text:span></text:p>
            <text:p text:style-name="P24"><text:span text:style-name="Source_20_Text"><text:span text:style-name="T9">isTypedArray(value);</text:span></text:span></text:p>
            <text:p text:style-name="P62"><text:span text:style-name="Source_20_Text"><text:span text:style-name="T9">isIterator(v</text:span></text:span><text:span text:style-name="Source_20_Text"><text:span text:style-name="T81">a</text:span></text:span><text:span text:style-name="Source_20_Text"><text:span text:style-name="T195">l</text:span></text:span><text:span text:style-name="Source_20_Text"><text:span text:style-name="T196">ue</text:span></text:span><text:span text:style-name="Source_20_Text"><text:span text:style-name="T9">);</text:span></text:span></text:p>
            <text:p text:style-name="P62"><text:span text:style-name="Source_20_Text"><text:span text:style-name="T9">isIterable(v</text:span></text:span><text:span text:style-name="Source_20_Text"><text:span text:style-name="T81">a</text:span></text:span><text:span text:style-name="Source_20_Text"><text:span text:style-name="T195">l</text:span></text:span><text:span text:style-name="Source_20_Text"><text:span text:style-name="T196">ue</text:span></text:span><text:span text:style-name="Source_20_Text"><text:span text:style-name="T9">);</text:span></text:span></text:p>
            <text:p text:style-name="P24"><text:span text:style-name="Source_20_Text"><text:span text:style-name="T9">isAsyncItera</text:span></text:span><text:span text:style-name="Source_20_Text"><text:span text:style-name="T193">tor</text:span></text:span><text:span text:style-name="Source_20_Text"><text:span text:style-name="T9">(</text:span></text:span><text:span text:style-name="Source_20_Text"><text:span text:style-name="T172">value</text:span></text:span><text:span text:style-name="Source_20_Text"><text:span text:style-name="T9">);</text:span></text:span></text:p>
            <text:p text:style-name="P24"><text:span text:style-name="Source_20_Text"><text:span text:style-name="T9">isAsyncIterable(</text:span></text:span><text:span text:style-name="Source_20_Text"><text:span text:style-name="T172">value</text:span></text:span><text:span text:style-name="Source_20_Text"><text:span text:style-name="T9">);</text:span></text:span></text:p>
            <text:p text:style-name="P24"><text:span text:style-name="Source_20_Text"><text:span text:style-name="T197">isPropertyKey(v</text:span></text:span><text:span text:style-name="Source_20_Text"><text:span text:style-name="T198">alu</text:span></text:span><text:span text:style-name="Source_20_Text"><text:span text:style-name="T199">e</text:span></text:span><text:span text:style-name="Source_20_Text"><text:span text:style-name="T197">);</text:span></text:span></text:p>
            <text:p text:style-name="P24"><text:span text:style-name="Source_20_Text"><text:span text:style-name="T197">toPropertyKey(v</text:span></text:span><text:span text:style-name="Source_20_Text"><text:span text:style-name="T199">alue</text:span></text:span><text:span text:style-name="Source_20_Text"><text:span text:style-name="T197">);</text:span></text:span></text:p>
            <text:p text:style-name="P24"><text:span text:style-name="Source_20_Text"><text:span text:style-name="T197">isPrimitive(v</text:span></text:span><text:span text:style-name="Source_20_Text"><text:span text:style-name="T200">a</text:span></text:span><text:span text:style-name="Source_20_Text"><text:span text:style-name="T201">lue</text:span></text:span><text:span text:style-name="Source_20_Text"><text:span text:style-name="T197">);</text:span></text:span></text:p>
            <text:p text:style-name="P24"><text:span text:style-name="Source_20_Text"><text:span text:style-name="T186">toPrimitive(valu</text:span></text:span><text:span text:style-name="Source_20_Text"><text:span text:style-name="T199">e</text:span></text:span><text:span text:style-name="Source_20_Text"><text:span text:style-name="T186">);</text:span></text:span></text:p>
            <text:p text:style-name="P63"><text:span text:style-name="Source_20_Text"><text:span text:style-name="T9">isObject(v</text:span></text:span><text:span text:style-name="Source_20_Text"><text:span text:style-name="T102">a</text:span></text:span><text:span text:style-name="Source_20_Text"><text:span text:style-name="T103">lue</text:span></text:span><text:span text:style-name="Source_20_Text"><text:span text:style-name="T9">);</text:span></text:span></text:p>
            <text:p text:style-name="P63"><text:span text:style-name="Source_20_Text"><text:span text:style-name="T186">toObject(v</text:span></text:span><text:span text:style-name="Source_20_Text"><text:span text:style-name="T202">alu</text:span></text:span><text:span text:style-name="Source_20_Text"><text:span text:style-name="T203">e</text:span></text:span><text:span text:style-name="Source_20_Text"><text:span text:style-name="T186">);</text:span></text:span></text:p>
            <text:p text:style-name="P25"><text:span text:style-name="Source_20_Text"><text:span text:style-name="T204">isIndex(v</text:span></text:span><text:span text:style-name="Source_20_Text"><text:span text:style-name="T205">alu</text:span></text:span><text:span text:style-name="Source_20_Text"><text:span text:style-name="T206">e</text:span></text:span><text:span text:style-name="Source_20_Text"><text:span text:style-name="T204">); <text:s/></text:span></text:span><text:span text:style-name="Source_20_Text"><text:span text:style-name="T207">and</text:span></text:span><text:span text:style-name="Source_20_Text"><text:span text:style-name="T208"> </text:span></text:span><text:span text:style-name="Source_20_Text"><text:span text:style-name="T209">to</text:span></text:span><text:span text:style-name="Source_20_Text"><text:span text:style-name="T204">Index(va</text:span></text:span><text:span text:style-name="Source_20_Text"><text:span text:style-name="T210">lue</text:span></text:span><text:span text:style-name="Source_20_Text"><text:span text:style-name="T204">);</text:span></text:span></text:p>
            <text:p text:style-name="P24"><text:span text:style-name="Source_20_Text"><text:span text:style-name="T198">isLength</text:span></text:span><text:span text:style-name="Source_20_Text"><text:span text:style-name="T211">(v</text:span></text:span><text:span text:style-name="Source_20_Text"><text:span text:style-name="T198">al</text:span></text:span><text:span text:style-name="Source_20_Text"><text:span text:style-name="T212">ue</text:span></text:span><text:span text:style-name="Source_20_Text"><text:span text:style-name="T211">); </text:span></text:span><text:span text:style-name="Source_20_Text"><text:span text:style-name="T213">and</text:span></text:span><text:span text:style-name="Source_20_Text"><text:span text:style-name="T214"> </text:span></text:span><text:span text:style-name="Source_20_Text"><text:span text:style-name="T197">toLength(value);</text:span></text:span></text:p>
            <text:p text:style-name="P24"><text:span text:style-name="Source_20_Text"><text:span text:style-name="T186">toSafeString</text:span></text:span><text:span text:style-name="Source_20_Text"><text:span text:style-name="T62">(value);</text:span></text:span></text:p>
          </table:table-cell>
        </table:table-row>
      </table:table>
      <text:p text:style-name="P6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5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6"><text:span text:style-name="T215">Celestra for </text:span><text:span text:style-name="T216">browser</text:span><text:span text:style-name="T215">: </text:span><text:span text:style-name="T217">celestra.</text:span><text:span text:style-name="T218">browser</text:span><text:span text:style-name="T219">.</text:span><text:span text:style-name="T217">js</text:span></text:p>
          </table:table-cell>
          <table:table-cell table:style-name="Table8.B2" table:number-columns-spanned="2" office:value-type="string">
            <text:p text:style-name="P67"><text:span text:style-name="T215">Celestra for Node.js </text:span><text:span text:style-name="T220">and Deno</text:span><text:span text:style-name="T215">: </text:span><text:span text:style-name="T221">celestra.</text:span><text:span text:style-name="T219">node.</text:span><text:span text:style-name="T222">m</text:span><text:span text:style-name="T221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68"/>
            <text:p text:style-name="P69">&lt;script type="module"&gt;</text:p>
            <text:p text:style-name="P70">// import the defaultExport object</text:p>
            <text:p text:style-name="P71">import defaultExport from "./celestra.browser.js";</text:p>
            <text:p text:style-name="P71">globalThis.celestra = defaultExport;</text:p>
            <text:p text:style-name="P71">globalThis.CEL = defaultExport;</text:p>
            <text:p text:style-name="P69">&lt;/script&gt;</text:p>
            <text:p text:style-name="P71"/>
            <text:p text:style-name="P69">&lt;script type="module"&gt;</text:p>
            <text:p text:style-name="P70">// import with default with name</text:p>
            <text:p text:style-name="P71">import { default as celestra } from "./celestra.browser.js";</text:p>
            <text:p text:style-name="P71">globalThis.celestra = celestra;</text:p>
            <text:p text:style-name="P71">globalThis.CEL = celestra;</text:p>
            <text:p text:style-name="P69">&lt;/script&gt;</text:p>
            <text:p text:style-name="P71"/>
            <text:p text:style-name="P69">&lt;script type="module"&gt;</text:p>
            <text:p text:style-name="P70">// import all into a new celestra object</text:p>
            <text:p text:style-name="P71">import * as celestra from "./celestra.browser.js";</text:p>
            <text:p text:style-name="P71">globalThis.celestra = celestra;</text:p>
            <text:p text:style-name="P71">globalThis.CEL = celestra;</text:p>
            <text:p text:style-name="P69">&lt;/script&gt;</text:p>
            <text:p text:style-name="P71"/>
            <text:p text:style-name="P69">&lt;script type="module"&gt;</text:p>
            <text:p text:style-name="P70">// import some functions</text:p>
            <text:p text:style-name="P71">import { first, <text:span text:style-name="T223">map</text:span> } from "./celestra.browser.js";</text:p>
            <text:p text:style-name="P71">globalThis.first = first;</text:p>
            <text:p text:style-name="P71">globalThis.<text:span text:style-name="T223">map</text:span> = <text:span text:style-name="T223">map</text:span>;</text:p>
            <text:p text:style-name="P69">&lt;/script&gt;</text:p>
            <text:p text:style-name="P69"/>
            <text:p text:style-name="P69">&lt;script type="module"&gt;</text:p>
            <text:p text:style-name="P71">// dynamic import</text:p>
            <text:p text:style-name="P71">const celestra = await import("./celestra.browser.js");</text:p>
            <text:p text:style-name="P71">globalThis.celestra = celestra;</text:p>
            <text:p text:style-name="P71">globalThis.CEL = celestra;</text:p>
            <text:p text:style-name="P69">&lt;/script&gt;</text:p>
            <text:p text:style-name="P69"/>
          </table:table-cell>
          <table:table-cell table:style-name="Table8.B3" table:number-columns-spanned="2" office:value-type="string">
            <text:p text:style-name="P72"/>
            <text:p text:style-name="P72">// import the defaultExport object</text:p>
            <text:p text:style-name="P73"/>
            <text:p text:style-name="P73">import defaultExport from "./celestra.<text:span text:style-name="T224">node</text:span>.<text:span text:style-name="T224">m</text:span>js";</text:p>
            <text:p text:style-name="P73">globalThis.celestra = defaultExport;</text:p>
            <text:p text:style-name="P73">globalThis.CEL = defaultExport;</text:p>
            <text:p text:style-name="P73"/>
            <text:p text:style-name="P72">// import with default with name</text:p>
            <text:p text:style-name="P73"/>
            <text:p text:style-name="P73">import { default as celestra } from "./celestra.<text:span text:style-name="T224">node</text:span>.<text:span text:style-name="T224">m</text:span>js";</text:p>
            <text:p text:style-name="P73">globalThis.celestra = celestra;</text:p>
            <text:p text:style-name="P73">globalThis.CEL = celestra;</text:p>
            <text:p text:style-name="P73"/>
            <text:p text:style-name="P72">// import all into a new celestra object</text:p>
            <text:p text:style-name="P73"/>
            <text:p text:style-name="P73">import * as celestra from "./celestra.<text:span text:style-name="T224">node</text:span>.<text:span text:style-name="T224">m</text:span>js";</text:p>
            <text:p text:style-name="P73">globalThis.celestra = celestra;</text:p>
            <text:p text:style-name="P73">globalThis.CEL = celestra;</text:p>
            <text:p text:style-name="P73"/>
            <text:p text:style-name="P72">// import some functions</text:p>
            <text:p text:style-name="P73"/>
            <text:p text:style-name="P73">import { first, <text:span text:style-name="T223">map</text:span> } from "./celestra.<text:span text:style-name="T224">node</text:span>.<text:span text:style-name="T224">m</text:span>js";</text:p>
            <text:p text:style-name="P73">globalThis.first = first;</text:p>
            <text:p text:style-name="P74"><text:span text:style-name="Source_20_Text"><text:span text:style-name="T225">globalThis.</text:span></text:span><text:span text:style-name="Source_20_Text"><text:span text:style-name="T226">map</text:span></text:span><text:span text:style-name="Source_20_Text"><text:span text:style-name="T225"> = </text:span></text:span><text:span text:style-name="Source_20_Text"><text:span text:style-name="T226">map</text:span></text:span><text:span text:style-name="Source_20_Text"><text:span text:style-name="T225">;<text:line-break/><text:line-break/></text:span></text:span><text:span text:style-name="Source_20_Text"><text:span text:style-name="T227">// </text:span></text:span><text:span text:style-name="Source_20_Text"><text:span text:style-name="T228">dynamic import</text:span></text:span><text:span text:style-name="Source_20_Text"><text:span text:style-name="T225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5">Removed <text:span text:style-name="T229">APIs</text:span> in the <text:span text:style-name="T221">celestra.node.</text:span><text:span text:style-name="T219">m</text:span><text:span text:style-name="T221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6">DOM API</text:p>
          </table:table-cell>
          <table:table-cell table:style-name="Table8.C5" office:value-type="string">
            <text:p text:style-name="P77"><text:span text:style-name="Source_20_Text"><text:span text:style-name="T230">Cookie API</text:span></text:span></text:p>
          </table:table-cell>
        </table:table-row>
      </table:table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9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9"><text:span text:style-name="T231">v</text:span>3.1.0</text:p>
          </table:table-cell>
          <table:table-cell table:style-name="Table3.A2" office:value-type="string">
            <text:p text:style-name="P79">v3.8.0</text:p>
          </table:table-cell>
          <table:table-cell table:style-name="Table3.C2" office:value-type="string">
            <text:p text:style-name="P80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1">Array.from();</text:p>
            <text:p text:style-name="P81">Array.of();</text:p>
            <text:p text:style-name="P81">Array.prototype.copyWithin();</text:p>
            <text:p text:style-name="P81">Array.prototype.fill();</text:p>
            <text:p text:style-name="P81">Array.prototype.find();</text:p>
            <text:p text:style-name="P81">Array.prototype.findIndex();</text:p>
            <text:p text:style-name="P81">Object.create();</text:p>
            <text:p text:style-name="P81">String.fromCodePoint();</text:p>
            <text:p text:style-name="P81">String.prototype.codePointAt();</text:p>
            <text:p text:style-name="P81">String.prototype.endsWith();</text:p>
            <text:p text:style-name="P81">String.prototype.startsWith();</text:p>
            <text:p text:style-name="P81">Math.acosh();</text:p>
            <text:p text:style-name="P81">Math.asinh();</text:p>
            <text:p text:style-name="P81">Math.atanh();</text:p>
            <text:p text:style-name="P81">Math.cbrt();</text:p>
            <text:p text:style-name="P81">Math.clz32();</text:p>
            <text:p text:style-name="P81">Math.cosh();</text:p>
            <text:p text:style-name="P81">Math.expm1();</text:p>
            <text:p text:style-name="P81">Math.fround();</text:p>
            <text:p text:style-name="P81">Math.hypot();</text:p>
            <text:p text:style-name="P81">Math.imul();</text:p>
            <text:p text:style-name="P81">Math.log1p();</text:p>
            <text:p text:style-name="P81">Math.log10();</text:p>
            <text:p text:style-name="P81">Math.log2();</text:p>
            <text:p text:style-name="P81">Math.sign();</text:p>
            <text:p text:style-name="P81">Math.sinh();</text:p>
            <text:p text:style-name="P81">Math.tanh();</text:p>
            <text:p text:style-name="P81">Math.trunc();</text:p>
            <text:p text:style-name="P81">Number.EPSILON;</text:p>
            <text:p text:style-name="P81">Number.isNaN();</text:p>
            <text:p text:style-name="P81">isNaN();</text:p>
            <text:p text:style-name="P81">Number.isInteger();</text:p>
            <text:p text:style-name="P81">Number.isFinite();</text:p>
            <text:p text:style-name="P81">Number.isSafeInteger();</text:p>
            <text:p text:style-name="P81">Number.parseInt();</text:p>
            <text:p text:style-name="P81">Number.parseFloat();</text:p>
          </table:table-cell>
          <table:table-cell table:style-name="Table3.B3" table:number-rows-spanned="5" office:value-type="string">
            <text:p text:style-name="P82"><text:span text:style-name="Source_20_Text"><text:span text:style-name="T143"/></text:span></text:p>
            <text:p text:style-name="P82"><text:span text:style-name="Source_20_Text"><text:span text:style-name="T232">Array.prototype.values();</text:span></text:span></text:p>
            <text:p text:style-name="P82"><text:span text:style-name="Source_20_Text"><text:span text:style-name="T232">Array.prototype.includes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ChildNode.after();</text:span></text:span><text:span text:style-name="T233"><text:line-break/></text:span><text:span text:style-name="Source_20_Text"><text:span text:style-name="T232">ChildNode.before();</text:span></text:span><text:span text:style-name="T233"><text:line-break/></text:span><text:span text:style-name="Source_20_Text"><text:span text:style-name="T232">ChildNode.remove();</text:span></text:span><text:span text:style-name="T233"><text:line-break/></text:span><text:span text:style-name="Source_20_Text"><text:span text:style-name="T232">ChildNode.replaceWith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Element.prototype.closest();<text:line-break/>Element.prototype.getAttributeNames();</text:span></text:span></text:p>
            <text:p text:style-name="P82"><text:span text:style-name="Source_20_Text"><text:span text:style-name="T232">Element.prototype.matches();</text:span></text:span></text:p>
            <text:p text:style-name="P82"><text:span text:style-name="Source_20_Text"><text:span text:style-name="T232">Element.prototype.toggleAttribute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ParentNode.append();</text:span></text:span></text:p>
            <text:p text:style-name="P83"><text:span text:style-name="Source_20_Text"><text:span text:style-name="T232">ParentNode.prepend();</text:span></text:span><text:span text:style-name="T233"><text:line-break/></text:span></text:p>
            <text:p text:style-name="P83"><text:span text:style-name="Source_20_Text"><text:span text:style-name="T232">String.prototype[Symbol.iterator]();</text:span></text:span></text:p>
            <text:p text:style-name="P82"><text:span text:style-name="Source_20_Text"><text:span text:style-name="T232">String.prototype.includes();</text:span></text:span></text:p>
            <text:p text:style-name="P82"><text:span text:style-name="Source_20_Text"><text:span text:style-name="T232">String.prototype.repeat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NodeList.prototype.forEach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Object.assign();</text:span></text:span></text:p>
            <text:p text:style-name="P82"><text:span text:style-name="Source_20_Text"><text:span text:style-name="T232">Object.entries();</text:span></text:span></text:p>
            <text:p text:style-name="P82"><text:span text:style-name="Source_20_Text"><text:span text:style-name="T232">Object.getOwnPropertyDescriptors();</text:span></text:span><text:span text:style-name="T233"><text:line-break/></text:span><text:span text:style-name="Source_20_Text"><text:span text:style-name="T232">Object.values();</text:span></text:span></text:p>
            <text:p text:style-name="P82"><text:span text:style-name="Source_20_Text"><text:span text:style-name="T143"/></text:span></text:p>
            <text:p text:style-name="P82"><text:span text:style-name="Source_20_Text"><text:span text:style-name="T232">RegExp.prototype.flags;</text:span></text:span></text:p>
            <text:p text:style-name="P82"><text:span text:style-name="Source_20_Text"><text:span text:style-name="T143"/></text:span></text:p>
            <text:p text:style-name="P84"><text:span text:style-name="Source_20_Text"><text:span text:style-name="T234">window</text:span></text:span><text:span text:style-name="Source_20_Text"><text:span text:style-name="T232">.screenLeft;</text:span></text:span></text:p>
            <text:p text:style-name="P84"><text:span text:style-name="Source_20_Text"><text:span text:style-name="T234">window</text:span></text:span><text:span text:style-name="Source_20_Text"><text:span text:style-name="T232">.screenTop;</text:span></text:span></text:p>
          </table:table-cell>
          <table:table-cell table:style-name="Table3.C3" office:value-type="string">
            <text:p text:style-name="P85">Array.prototype.at();</text:p>
            <text:p text:style-name="P85">Array.prototype.findLast();</text:p>
            <text:p text:style-name="P85">Array.prototype.findLastIndex();</text:p>
            <text:p text:style-name="P85">Array.prototype.flat();</text:p>
            <text:p text:style-name="P85">Array.prototype.flatMap();</text:p>
            <text:p text:style-name="P85">Number.MIN_SAFE_INTEGER;</text:p>
            <text:p text:style-name="P85">Number.MAX_SAFE_INTEGER;</text:p>
            <text:p text:style-name="P85">Object.fromEntries();</text:p>
            <text:p text:style-name="P85">Object.is();</text:p>
            <text:p text:style-name="P85">String.prototype.at();</text:p>
            <text:p text:style-name="P85">String.prototype.matchAll();</text:p>
            <text:p text:style-name="P85">String.prototype.padStart();</text:p>
            <text:p text:style-name="P85">String.prototype.padEnd();</text:p>
            <text:p text:style-name="P85">String.prototype.replaceAll();</text:p>
            <text:p text:style-name="P85">String.prototype.trimStart();</text:p>
            <text:p text:style-name="P85">String.prototype.trimLeft();</text:p>
            <text:p text:style-name="P85">String.prototype.trimEnd();</text:p>
            <text:p text:style-name="P85">String.prototype.trimRight();</text:p>
            <text:p text:style-name="P85">Typedarray.prototype.at();</text:p>
            <text:p text:style-name="P85">TypedArray.prototype.findLast();</text:p>
            <text:p text:style-name="P8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80">v5.<text:span text:style-name="T235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5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86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9">Array.fromAsync();</text:p>
            <text:p text:style-name="P19">Array.prototype.toReversed();</text:p>
            <text:p text:style-name="P19">Array.prototype.toSorted();</text:p>
            <text:p text:style-name="P19">Array.prototype.toSpliced();</text:p>
            <text:p text:style-name="P19">Array.prototype.with();</text:p>
            <text:p text:style-name="P87">Map.groupBy(); <text:span text:style-name="T236">and </text:span>Object.groupBy();</text:p>
            <text:p text:style-name="P87">Object.hasOwn();</text:p>
            <text:p text:style-name="P19">TypedArray.prototype.toReversed();</text:p>
            <text:p text:style-name="P19">TypedArray.prototype.toSorted();</text:p>
            <text:p text:style-name="P19">TypedArray.prototype.with();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11T16:38:58.544134100</dc:date>
    <meta:print-date>2026-04-11T16:21:26.701048000</meta:print-date>
    <meta:editing-cycles>1272</meta:editing-cycles>
    <meta:editing-duration>P1DT12H35M54S</meta:editing-duration>
    <meta:printed-by>PDF files</meta:printed-by>
    <meta:document-statistic meta:table-count="5" meta:image-count="0" meta:object-count="0" meta:page-count="5" meta:paragraph-count="403" meta:word-count="656" meta:character-count="10119" meta:non-whitespace-character-count="9855"/>
    <meta:template xlink:type="simple" xlink:actuate="onRequest" xlink:title="" xlink:href="Normal.dotm"/>
  </office:meta>
</office:document-meta>
</file>